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Apple SD Gothic Neo" svg:font-family="Apple SD Gothic Neo"/>
    <style:font-face style:name="Heiti TC Light" svg:font-family="Heiti TC Light"/>
    <style:font-face style:name="LiHei Pro" svg:font-family="LiHei Pro"/>
    <style:font-face style:name="LiSong Pro Light" svg:font-family="LiSong Pro Light"/>
    <style:font-face style:name="Times" svg:font-family="Times"/>
  </office:font-face-decls>
  <office:automatic-styles>
    <style:style style:name="P1" style:family="paragraph" style:parent-style-name="Standard">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text-properties style:font-name="Times" fo:font-size="12.0pt" fo:background-color="#868686"/>
    </style:style>
    <style:style style:name="P6" style:family="paragraph" style:parent-style-name="Standard">
      <style:paragraph-properties fo:margin-bottom="0.1667in"/>
      <style:text-properties style:font-name="LiSong Pro Light" fo:font-size="12.0pt" fo:background-color="#ececec"/>
    </style:style>
    <style:style style:name="P7" style:family="paragraph" style:parent-style-name="Standard">
      <style:paragraph-properties fo:margin-bottom="0.1667in"/>
      <style:text-properties style:font-name="Times" fo:font-size="12.0pt" fo:background-color="#e0e0e0"/>
    </style:style>
    <style:style style:name="P8" style:family="paragraph" style:parent-style-name="Standard">
      <style:paragraph-properties fo:margin-bottom="0.1667in"/>
      <style:text-properties style:font-name="LiSong Pro Light" fo:font-size="12.0pt" fo:background-color="#e0e0e0"/>
    </style:style>
    <style:style style:name="T1" style:family="text">
      <style:text-properties fo:color="#052726"/>
    </style:style>
    <style:style style:name="T2" style:family="text">
      <style:text-properties style:font-name="Apple SD Gothic Neo"/>
    </style:style>
    <style:style style:name="T3" style:family="text">
      <style:text-properties fo:color="#032726"/>
    </style:style>
    <style:style style:name="T4" style:family="text">
      <style:text-properties style:font-name="LiSong Pro Light"/>
    </style:style>
    <style:style style:name="T5" style:family="text">
      <style:text-properties style:font-name="Times"/>
    </style:style>
    <style:style style:name="TableColumn1" style:family="table-column">
      <style:table-column-properties style:column-width="3.4625in" style:rel-column-width="32767*"/>
    </style:style>
  </office:automatic-styles>
  <office:body>
    <office:text>
      <text:p text:style-name="P1"/>
      <text:p text:style-name="P2">陳真   |  2019.07.10 03:17   |   <text:a xlink:type="simple" xlink:href="http://palinfo.habago.org/Entry?Command=Information_PrintForum&amp;iPage=1#FORUM37651"><text:span text:style-name="T1">#</text:span></text:a></text:p>
      <text:p text:style-name="P3">卡韓政變 (113)：我所認識的韓國瑜 <text:line-break/><text:line-break/>陳真 2019. 07. 10. <text:line-break/><text:line-break/><text:line-break/>我曾見過一個人，只是見過，談不上認識，是個女的，身家好幾百億，生意做得虎虎生風很嚇人；她賺一星期的所得，我恐怕得過勞工作一百多年。但是，讓我很訝異的是，對方卻是個真正意義上的草包，也許比郭董好一些，但智能與見識水平真的非常可怕。還有一點跟郭董也很像，那就是兩人都很有 "霸氣"；從頭到尾，我發現她都是用下巴看我，用鼻子跟我說話。 <text:line-break/><text:line-break/>在那之後，我常常想，也許應該發明一種嶄新的 "智商" 種類，才有辦法解釋這樣一些頭腦不太靈光、理解力也很差的人，為何可以日進斗金財源滾滾。我也曾經想過，也許這是一種跟智能無關的本事，類似 "厚黑學"，類似詐騙集團，只要臉皮厚、心肝黑，就能撈到很多錢，或是有錢有權，名利雙收。 <text:line-break/><text:line-break/>當然不是說有權有錢者就是厚黑教主，而是說：倘若以為一個人有錢有權就等同於很有見識和能力，那純粹是一種錯覺，沒這回事。從郭董這三個月來不惜犧牲色相的演出，你就能清楚驗證這一點。 <text:line-break/><text:line-break/>不過，智能並不重要，因為，除了歷史上極少數的幾位天才之外，一般人的智能其實沒有太大的差別；差別是在於對自己智能程度的真實認識。有些人很笨，卻以為自己很聰明，那就是草包，例如柯文哲。 <text:line-break/><text:line-break/>反之，有些人明明很聰明，談吐不俗，內涵動人，卻完全不以之為傲，不張揚，甚至還貶低自己，那麼，這樣的人自然就有了一種理解人事物的深度和高度，例如韓國瑜。 <text:line-break/><text:line-break/>我講這話完全由衷，絕無一絲抬舉。我平常聽人講話或看人寫東西，總覺得很乏味很蒼白很空洞，乃至很不自然，很造作，很少有驚豔之感；韓國瑜算是一個例外，我很享受聽他講話。 <text:line-break/><text:line-break/>我常納悶：人們不也大多接受過所謂高等教育嗎？那些知識、思想或種種微妙事物與體悟等等等，為何完全沒有和他們的生命產生一絲連結？那些教育內容全跑到哪去了？他們也許有著某種專業或技藝，但除此之外，一片荒蕪，實在完全稱不上是個知識份子。 <text:line-break/><text:line-break/>但是韓國瑜卻屬於極少數，他像個活生生的人，豐富的內涵與深度。在我的理想世界中，這才稱得上是個知識份子或讀書人，稱得上是個受過教育的人。 <text:line-break/><text:line-break/>我講這些全屬肺腑之言，除了學姊之外，不敢祈求任何知音。 <text:line-break/><text:line-break/>我常想起我的一位偶像，四百七十二年前誕生的一個西班牙人，叫做塞萬提斯；跟沈從文一樣，當過軍人，沒受過多少教育，但他寫的東西卻從小陪伴我長大，至今依舊擺在我書桌上，影響很深。 <text:line-break/><text:line-break/>我不是說韓國瑜就是塞萬提斯，我不知道他是或不是，我不足以用那樣的高度來評價他。我只是常常因為韓國瑜而想到塞萬提斯以及他筆下那個可笑又可憐、可悲又可敬的中古騎士--唐吉訶德。某個意義上，不論選舉勝負，我想他理當也會有著跟唐吉訶德一樣的悲劇結局；也許，那也會是你我的共同宿命。過去的生活教了我最重要的一課，讓我對未來總是有著揮之不去的悲觀。 <text:line-break/><text:line-break/>波蘭導演奇士勞斯基有句名言說，"我唯一的優點是：我悲觀"。我可能不只悲觀，許多時候跡近絕望。 <text:line-break/><text:line-break/>我不知道韓國瑜有沒有讀過唐吉訶德？倘若讀過，不知是否會感同身受、悲從中來？</text:p>
      <text:p text:style-name="P2">陳真   |  2019.07.09 17:56   |   <text:a xlink:type="simple" xlink:href="http://palinfo.habago.org/Entry?Command=Information_PrintForum&amp;iPage=1#FORUM37650"><text:span text:style-name="T1">#</text:span></text:a></text:p>
      <text:p text:style-name="P4">卡韓政變 (112)：姓郭的不會善罷干休 <text:line-break/><text:line-break/>陳真 2019. 07. 09. <text:line-break/><text:line-break/><text:line-break/>早上，送小孩上學途中遇到下雨，跑去超商躲避，看到架上 CIA 日報 (蘋果日報) 頭版頭條，用一種很驚悚誇張的方式 "驚爆" 什麼 "綠營灌票給某人"，這個 "某人" 指的是韓國瑜，旁邊則用誇張字體寫著 "郭台銘表示連柯文哲都知道我會被民調做掉"。 <text:line-break/><text:line-break/>很卑鄙吧！我真是很無言。事實上，只有郭才會用骯髒手段想做掉韓國瑜。這些混蛋，每天正事不做，想方設法就是搞一大堆卑鄙手段，做賊喊捉賊。綠營如果真的希望韓國瑜代表國民黨參選，還會聯手郭台銘每天照三餐抹黑他、把他打成過街老鼠嗎？ <text:line-break/><text:line-break/>幾個月來，郭台銘結合民進黨及什麼時代力量和一大堆綠媒及藍綠媒體人聯手抹黑韓國瑜，無所不用其極，鋪天蓋地，無日無之，真是荒唐到極點。這樣一個候選人，理應馬上開除黨籍並以違反選罷法移送法辦才對，而國民黨居然可以無限容忍。 <text:line-break/><text:line-break/>一方面，用盡奧步抹黑韓國瑜，另一方面，卻又和綠營一起對外假裝說綠營正極力灌票給韓國瑜。這樣一個心術不正品性卑劣的人，也會有人支持？究竟是支持他哪一點我真是想不通。不管是能力與人品，全是下下作，低能又缺德，滿腦子奧步，講話顛三倒四、信口開河，非常窩囊沒出息的一個人。每天就是抹黑造謠與做秀，他好像以為大家全是白痴，隨便就能唬弄。完全沒有做為一個人應有的基本正直，更不用說福國利民的心思；完全就是不擇手段，一心就是要贏。 <text:line-break/><text:line-break/>現實世界真是比廉價小說還要戲劇化，人事物非常典型，不用化妝、不用排演就能直接上場。 <text:line-break/><text:line-break/>這場完全不公平的比賽，到最後誰會勝出我不知道。但我相信，這位姓郭的倘若敗選，絕對不會認輸。他現在就已經在打預防針、做預告了，先告狀說萬一輸了，就是被做掉，因此必須參選到底。他有兩種可能作法：一是脫黨參選，一是暗助綠營或結盟姓柯的，雙方利益交換，繼續攻擊韓國瑜，做為一種不被提名的報復。 <text:line-break/><text:line-break/>至於王金平，也很有可能參選。當然，選不選是他們的自由。問題不在參選與否，而在於是否正直行事、不耍奧步。這場所謂總統大選，八字都還沒一撇，就已如此齷齪，往後如果是韓國瑜出線，恐怕又會有更齷齪的戲碼在等著他。這樣一種奧步百出的所謂民主，每天折騰這個社會，操弄是非，糟蹋人心，毀棄公義，你真覺得很光榮嗎？</text:p>
      <text:p text:style-name="P1"/>
      <text:p text:style-name="P2">老羊   |  2019.07.09 06:18   |   <text:a xlink:type="simple" xlink:href="http://palinfo.habago.org/Entry?Command=Information_PrintForum&amp;iPage=1#FORUM37649"><text:span text:style-name="T1">#</text:span></text:a></text:p>
      <text:p text:style-name="P3">補充一下。自館長表示自己健康狀況不良之後，練喻軒在臉書上提出以下五點；第一點已經是給館長鋪了紅地毯、撒滿了玫瑰花瓣的台階下了，可是還有很多覺醒勇敢的台灣青年們說是練龜縮了，沒種了。 <text:line-break/><text:line-break/>我真的只能呵呵。 <text:line-break/><text:line-break/>*************************************************** <text:line-break/><text:line-break/>得知館長身體不適和可能會遭遇的一些問題，所以做出以下方案希望進行協商， <text:line-break/>一：練喻軒與館長比賽仍為三分鐘，拳擊規則，練喻軒只進行防禦技術不能還手，否則算輸，如果館長三分鐘內不能ko練喻軒，館長自己決定比賽結果； <text:line-break/>二：練喻軒週一開始繼續辦理入台證件，萬一出現問題會及時公佈相應證據，並商議邀請館長及其團隊到任何雙方可以去到的國家進行交流，練喻軒方負責全部開銷花費，可簽署協議情況下立即支付； <text:line-break/>三：交流無論在哪都希望公開，包含任意媒體記者電視台和民眾前來參觀，不做任何商業售票行為； <text:line-break/>四：希望大家給予雙方理解，不要再為此去互相辱罵影響兩岸同胞感情，大陸同胞大度一些，我們需要寬容，努力得到被認可和尊重而不是恐嚇式的辱罵自己同胞 <text:line-break/>五：此次就是一場交流，雙方僅代表個人，不要再任何政治升級，也希望媒體不要再大肆渲染 <text:line-break/><text:line-break/>在得到具體簽證信息之前，不再做任何回應，希望大家給予理解和耐心等待，我們對館長是絕對的尊重和佩服 </text:p>
      <text:p text:style-name="P2">陳真   |  2019.07.09 02:04   |   <text:a xlink:type="simple" xlink:href="http://palinfo.habago.org/Entry?Command=Information_PrintForum&amp;iPage=1#FORUM37648"><text:span text:style-name="T1">#</text:span></text:a></text:p>
      <text:p text:style-name="P4">卡韓政變 (111)：呼籲館長勇敢應戰！ <text:line-break/><text:line-break/>陳真 2019. 07. 09. <text:line-break/><text:line-break/><text:line-break/>我真是越寫越低俗了，沒辦法，大家忍著點，畢竟台灣事千奇百怪。 <text:line-break/><text:line-break/>12年前剛回台時，我不知道誰是郭台銘。但是很奇怪，報紙經常提到此人，一會兒說他跟哪個女明星如何如何，一會兒又討論他的舞姿如何曼妙，好像他的一言一行都很重要似的。在這小島上，你就算非常非常不想知道某些人事物，也幾乎是不可能。 <text:line-break/><text:line-break/>大約幾個月前，我又如雷貫耳聽到什麼館長館長館長，幾乎每天照三餐都有他的新聞，全是腦殘內容，毫無營養可言。 <text:line-break/><text:line-break/>頭一次聽到什麼館長，是聽護士提起，我一頭霧水，於是談話無疾而終，因為我根本不知道什麼館長。我還反問 "是什麼單位"？一開始以為是在講醫院裏的哪個單位的主管。 <text:line-break/><text:line-break/>這樣一個絲毫看不出任何關注價值的人，卻是這島上的王似的，據說有幾萬或幾十萬的追隨者，儼然台灣之光。各家媒體更是每天照三餐報導他的一言一行，動輒幹你中國的娘，操你中國的媽，解放軍有種馬上給我打過來...蠢話傻話一堆，囂張跋扈耀武揚威。最近更是每天謾罵羞辱韓國瑜，言行相當沒品。 <text:line-break/><text:line-break/>我不是第一天才剛出社會，一聽就知道是個商人，頂多前面多加幾個字 "肌肉發達的" 商人，努力向主流表態，賺點政治財，但卻越來越囂張，動輒武力吆喝，好像會打架很厲害似的。 <text:line-break/><text:line-break/>我生平只打過一次架，然後就被幼兒園給提早畢業了，前後只念不到半年的幼兒園。原因是這樣：我上學坐爸爸的機車，放學就搭娃娃車回家，採自由座方式，有空位就坐。幼兒園裏有個穿長統襪的男同學。在我那年代，有錢人才會穿長統襪，所以我不爽他已經很久了。他每次上娃娃車，不但自己找座位坐，而且還會先多搶佔身邊一兩個座位，讓給那些他喜歡的女同學坐。 <text:line-break/><text:line-break/>有一天，一個小兒麻痺的同學看到有座位想坐下，那個穿長統襪的竟然用力把他推開，不准他坐。於是他又找另一側的座位坐，想不到穿長統襪的居然馬上把腳伸出來，霸佔那個座位，還是不准他坐。 <text:line-break/><text:line-break/>我在旁邊看到了這一幕，不知哪來的憤怒，於是就朝他鼻子給了他一拳，立即流了很多鼻血，血流如注，嚇壞園方。後來，聽說對方家長也出面了，我沒什麼記憶，只知道爸媽怕我又惹事，於是就讓我提早 "畢業"。 <text:line-break/><text:line-break/>這是我生平打過唯一的一次架。正確地說，不是打架，而是打人。 <text:line-break/><text:line-break/>上小學之後，因為受李小龍影響，想練拳腳功夫，後來決定練鐵沙掌。我跟我大哥各騎一輛腳踏車，從安平海邊沙灘運回了好幾箱沙子，我還往裏頭添加許多小石子，每天戳沙苦練。 <text:line-break/><text:line-break/>後來有一天，我哥說：等你練好了鐵沙掌，手掌就變粗了，這樣你以後怎麼當醫生給病人開刀？我一聽，覺得很有道理，於是我的武學之路就此中斷。但是，我的武學思想卻持續受到李小龍的影響而大幅提昇。 <text:line-break/><text:line-break/>周星馳說他對李小龍其人其思知之甚詳，研究得很透徹。我很好奇，難道世界上還會有比我更了解李小龍的人？李小龍也是念哲學。我讀過他很多書，包括他自己寫的截拳道，英文的，李小龍口述，由他的美國太太記錄。 <text:line-break/><text:line-break/>李小龍對於武學的想法，跟維根斯坦的思想非常接近 (我寫過不少相關文章，可惜現在都找不到了)，基本精神幾乎可以說一模一樣。毫無疑問，李小龍一定也很喜歡維根斯坦。 <text:line-break/><text:line-break/>之所以講這些，我只是想說：像什麼館長那樣一種動輒打打殺殺的囂張氣燄，究竟是哪一點吸引人，我還真不明白。就算是打架本身，應該也不是癡肥粗壯就能打吧？李小龍身高比我高兩公分，體重還少了我 6公斤，只有館長體重的一半。可是，若真要打架，我看二十個館長也打不過一個李小龍。 <text:line-break/><text:line-break/>最近大陸有拳賽高手看不慣館長的囂張，發出挑戰書。我原本很期待我已鼓吹多年的 "哈巴狗盃兩岸統獨擂台賽" 終於可以實現！！想不到剛才有人傳一個影片給我，頓時令我心碎，請看： <text:line-break/><text:line-break/>https://bit.ly/30oio9c <text:line-break/><text:line-break/>館長竟然不打了！天啊！不是說有多厲害嗎？怎麼可以怯戰呢？兩岸前途就看這一場生死戰了不是嗎？館長說，他血脂超標，不能打架。但我做為一個醫生，老實說，這種藉口是完全不成立的，血脂跟比武有啥關係？在此呼籲：館長勇敢應戰！ <text:line-break/><text:line-break/>=================== <text:line-break/>婷婷看世界 <text:line-break/><text:line-break/>2019年7月6日 <text:line-break/><text:line-break/>【避戰？ 中國搏擊散打冠軍約戰臺灣囂張網紅館長，出現最奇葩的避戰理由！館長：體檢證明我身體不好】 <text:line-break/><text:line-break/>名為陳之漢的臺灣網紅館長最近在網絡上很是高調，囂張跋扈大放厥詞，不僅嘴巴說話罵罵咧咧粗言穢語，而且還自吹自擂稱自己是什麽格鬥三冠王，而且至今保持全勝戰績，還侮辱大陸搏擊拳手。 <text:line-break/><text:line-break/>終於，有人看不慣館長的囂張，站出來挑戰陳之漢，他就是全國搏擊冠軍練喻軒，接著全國散打冠軍李玄武也宣布約戰陳之漢！ <text:line-break/><text:line-break/>提起練喻軒，很多人對他並不熟悉，因為國內的四大平臺似乎很少見到他的比賽，但實際上練喻軒從不高調，職業戰績也相當出眾，曾獲得WBC亞洲拳擊冠軍、WBC國際泰拳冠軍和倫披尼泰拳冠軍等多項殊榮。 <text:line-break/><text:line-break/>中國全能型搏擊天才練喻軒和全國散打冠軍、一拳一腿第一人“神獸”李玄武都在叫板網紅館長陳之漢，因為館長口氣太大，侮辱大陸搏擊拳手，說了很多大放厥詞的話，自己本身實戰能力未知，卻招攬一大批忠實粉絲和弟子，儼然一副大師模樣，練喻軒和玄武都渴望教訓一番這個大師，滅滅他的囂張氣焰，順便檢驗一下他的真實搏擊能力。 <text:line-break/><text:line-break/>隔空叫陣引起了大量海峽兩岸億萬的網民關注，可惜的是，最奇葩的避戰理由出爐了，這位40歲的館長、搏擊大師、健身教練竟然拿出了自己的體檢報告來做擋箭牌，簡直讓人無語。 <text:line-break/><text:line-break/>我們可以看到，陳之漢在最新的直播當中戴著耳麥，然後拿著幾張體檢報告，比比劃劃，還說：“哎呀，我這個甘油三酯超標，總膽固醇也不正常，還有幾項不達標。我這個身體狀況實在是差啊，身體也有不少傷病。” 基本上就是這個意思，拿體檢報告說事，還真不如說你有心臟病呢。 <text:line-break/><text:line-break/>其實避戰的理由很多，這位可愛至極的網紅館長竟然說自己高血脂，我不禁要問，40歲的男人，整天大魚大肉、胡吃海喝，你不高血脂就不正常，這也算是不打比賽的理由？ <text:line-break/><text:line-break/>很多企業單位也每年進行體檢，高血脂的人太多了，其實真的不算什麽，太高的話，吃藥治療；不太高的話，調整飲食即可。面對陳之漢奇葩避戰理由，練喻軒和玄武都無語了，練喻軒甚至表示：我要不也去體檢一下？您看，這是多麽大的諷刺。 <text:line-break/><text:line-break/>陳之漢直言自己年紀已大，若練喻軒要前來挑戰的話，就讓自己的100號弟子前來迎戰，可沒想到這位館長這麽慫。此言下之意，練喻軒要去臺灣挑戰，最起碼要過了自己100號弟子的關，這要打到猴年馬月？看來練喻軒此次打假之行恐怕難以成為現實啊。 <text:line-break/><text:line-break/>實際上，這位臺灣的網紅館長不過只是個愛耍嘴炮之人，如果真要遇到職業搏擊選手，恐怕也只有被捶的份，有一身肌肉不代表是最能打的，捆在身上用不出來也是沒用的。 <text:line-break/><text:line-break/>看來這位網紅館長也充其量就是個網紅了，勇氣方面還趕不上大陸一些假大師呢，有的假大師自己認為很牛叉，還真敢登臺，陳之漢看來勇氣欠佳，但是腦子還是很聰明，知道自己不行，千方百計找理由，只是這個理由找得有些奇葩。 <text:line-break/><text:line-break/>我認為，不論是練喻軒還是玄武，打陳之漢，不需要3分鐘，甚至1分鐘之內就出現KO場面。這也是陳之漢不敢交手的根本原因，他不希望苦心經營的4個拳館倒閉。 <text:line-break/><text:line-break/>好吧，網紅館長看來也只是個耍嘴炮的紙老虎了，玄武和練喻軒這樣的真材實料冠軍，也就別穿新鞋踩gou shi了，他不值得你們去打。</text:p>
      <text:p text:style-name="P2">陳真   |  2019.07.08 20:45   |   <text:a xlink:type="simple" xlink:href="http://palinfo.habago.org/Entry?Command=Information_PrintForum&amp;iPage=1#FORUM37647"><text:span text:style-name="T1">#</text:span></text:a></text:p>
      <text:p text:style-name="P3">卡韓政變 (110)： 基本的鑑賞能力決定社會發展的良莠 <text:line-break/><text:line-break/>陳真 2019. 07. 08. <text:line-break/><text:line-break/><text:line-break/>謝謝若沫，我不清楚你所提的事情。不過，韓粉老是被貶低成一群好像什麼低能的無腦生物，我也很無奈。 <text:line-break/><text:line-break/>我常說，巴勒網很像一種婚友聯誼社；因為，判斷政治人事物，其實就跟結婚交友沒兩樣；什麼樣的人誠實可靠勤奮重感情，什麼樣的人寡情薄義偷雞摸狗投機取巧，什麼樣的事物是對或錯、有害或有益，評價方式是一樣的。 <text:line-break/><text:line-break/>有錢就任性的郭董，一個多月前從 "朋友" 名單上 "開除" 了楊秋興，還命令他 "最近先不要來找我"，並且說楊秋興這個 "朋友" 已經是一種過去式，不再是朋友了。我們一般不會這樣公開羞辱一個朋友。而且，你要知道，楊秋興對於郭董可是一往情深，百般吹捧與歌頌，把郭董講成世界偉人、台灣的救星，講成世界級的大慈善家。 <text:line-break/><text:line-break/>就在今天， 有錢就任性的郭董又改口了。據報載：郭台銘今天接受電台專訪時大力切割楊秋興，強調自己跟楊秋興根本沒有交情，甚至還說「我一直以為他是韓市長派來招商的人。」 <text:line-break/><text:line-break/>但這完全不是事實，郭、楊彼此之間熟識至少10年以上。而且，當郭董想利用楊秋興時，就跟他稱兄道弟。當楊秋興利用價值已經沒有了時，就把他當成垃圾那樣一腳踢開，嫌東嫌西，羞辱個不停。 <text:line-break/><text:line-break/>就在四月中旬，郭董宣佈參選時，除了說是媽祖託夢叫他選總統之外，不是還亮出手機給記者看嗎？說有個朋友傳了一段簡訊 (什麼五智偈) 給他，勸他參選，最終打動他的心。 <text:line-break/><text:line-break/>傳這封簡訊給郭董的人就是楊秋興。郭董當時不但跟他稱兄道弟，而且還說他們在2009年八八風災時就建立了深厚的 "革命情感"，並且說楊秋興從兩年前就一直勸他參選總統。總之，郭、楊二人交好已久，相識長達十年，楊又怎麼會是韓國瑜最近才派來找郭台銘招商？但是，郭台銘今天居然就把楊秋興講成這樣一個好像他根本不認識的 "路人甲"。 <text:line-break/><text:line-break/>說謊人人都會，可是，如此容易查證的一個基本事實居然也能說謊，這就不是一種常態，而是一種人品的敗壞，一種信口開河，隨便就能任意扭曲事實，因為他根本不在乎事實，只要當下有利就能撒謊，或是當下想怎麼鬼扯就鬼扯，完全不放心上。 <text:line-break/><text:line-break/>你看，郭台銘為了抹黑韓國瑜是中共的傀儡，不是說他 "極力勸阻" 韓國瑜走進中聯辦嗎？可是，這完全就是憑空造謠；郭董根本不知道韓要去中聯辦，怎麼可能事先極力勸阻？為了抹黑，如此容易查證的一個基本事實，居然也能憑空說謊。 <text:line-break/><text:line-break/>說謊、造謠對於郭台銘來說，似乎是一種隨時不經大腦馬上就能脫口而出的習慣。你會想要結交這種朋友嗎？你又如何可能期待這樣一個人能夠好好地從政？這樣一個毫無基本善念的唯私利是圖者，也才會公然把員工說成是一群 "動物"，視他人生命與尊嚴如無物。 <text:line-break/><text:line-break/>郭董利用楊秋興不斷攻擊韓國瑜，現在沒有利用價值了，居然馬上一腳把他當成垃圾踢開，認為楊沒有資格跟他當朋友。一個人居然會這樣對待朋友，你覺得他會善待眾人、善待弱勢嗎？ <text:line-break/><text:line-break/>反之，川普的權力位階和財富遠比郭董高，於是當記者對郭董提到說 "你的朋友川普" 時，他馬上糾正記者說："我們不可以這樣講話，我們沒有資格跟川普當朋友"，因為川普是 "世界級的偉人"。 <text:line-break/><text:line-break/>另一方面，當楊秋興不斷用很難聽的話 (例如 "噁心"、"詐騙集團") 辱罵韓國瑜時，韓國瑜卻說，希望跟秋興仍然還可以當朋友。人之品質與品性如何，高下立判。 <text:line-break/><text:line-break/>至於腦殘者最喜歡吹噓的什麼郭董有能力有見識云云，真是見鬼了。不用多，就請舉一個例子就好，請問郭董除了有錢，究竟有什麼見識與能力？ <text:line-break/><text:line-break/>如果有錢就等於能力與見識，那我就是個智障了。同理，我們也不應該選出陳定南 (他連鞋底破了一個大洞還在穿)，而是應該敦請當年和陳定南辯論的王永慶出來從政。 <text:line-break/><text:line-break/>同理，我們也不應該讚美趙耀東、孫運璿、黃大洲和葉金川等等這些兩袖清風但卻給台灣帶來巨大貢獻的政治人物。事實上，台灣的經濟底子，台灣為世人所稱羨的健保制度，以及各方讚譽的台北捷運、大安森林公園等等等，就是這些人所建立。 <text:line-break/><text:line-break/>黃大洲當年更是因為興建台北捷運而被民進黨抹黑得完完全全臭不可聞，打成過街老鼠，非常荒唐，甚至還造謠汙衊他貪污。當時，綠營的群眾聚會上，政治人物只要大罵台北捷運，馬上全場歡聲雷動。阿扁就是這樣當上台北市長的。 <text:line-break/><text:line-break/>韓國瑜說自己是史上被抹黑得最嚴重的一位。其實不是。在抹黑造謠這一點上，國、民兩黨差不多。韓被抹黑的慘烈程度，恐怕都還遠遠比不上我當年只是一個剛念大學的學生。我當時甚至還被國民黨抹黑說我和張俊雄、李慶雄、戴振耀和黃昭輝等人 (那時候楊秋興還名不見經傳) 經營私娼寮。 <text:line-break/><text:line-break/>校園裏甚至經常散發各種專門為我而寫的抹黑傳單，無非都說我是拿錢為中共及黨外黑道辦事來傷害台灣社會，誣衊大有為的國民黨政府。我保存了當時的一張漫畫，我被畫成一條狗，被滿臉橫肉的黨外地痞流氓們用狗鍊牽著。 <text:line-break/><text:line-break/>很荒唐吧，連私娼寮這麼離譜的鬼話也能造謠。但是，在那當下，大部份人依然信以為真。有些同學還會在校園裏把我攔下來，意圖動粗，質問我為什麼那麼愛錢？為什麼為了錢就要破壞社會安定？ <text:line-break/><text:line-break/>抹黑傳單之外，更多的是永無止盡、無日無之的耳語抹黑。不只高醫，就連高雄市好幾所高中，國民黨也都努力幫我打知名度，說我多爛多可怕多無恥多下流。我印象最深、最經典的一句話是個總結，說 "陳真是一個從頭爛到腳的人"。 <text:line-break/><text:line-break/>這兩天牙齒疼，住家附近有個很大間的聯合診所，原本想就近看牙醫，後來想想算了，還是找別間看，免得必須跟人敘舊，萬一又談到政治就更無言了。因為那間聯合診所的老闆，就是一位曾經在高醫校園裏威脅要我好看的學弟。我相信當年這些效忠於國民黨的學生，現在也一定每一個都由藍轉綠，變得綠油油。 <text:line-break/><text:line-break/>這就是台灣政治的可悲。不過，這些都是題外話。回到正題。我想說的是：人們應該要有一點點最基本的鑑賞能力，要能判斷基本的是非善惡，而不是總是在一種非常腦殘的層次上打轉，非常容易被政治操弄。 <text:line-break/><text:line-break/>郭台銘的幾乎每一句話、每一個動作，都會讓我為他感到羞愧，怎麼會這麼低能？怎麼會這麼缺德？他不說話，我們還無從得知，可當他一開口，就什麼也藏不住了。比方說他昨天拿著一頂帽子，上面繡著一面國旗，自以為威武地站在總統府前發呆了半小時，說要送帽子給蔡英文，要她戴著去見川普；還嗆聲說蔡若不敢戴，就應馬上下台。 <text:line-break/><text:line-break/>真的是有夠蠢吧。郭董以為搞這樣一些低能把戲，就會大獲民心？這樣還不是最蠢的哦，郭董還說，只要他當總統，他要 "每個月進白宮"。我的天啊，每個月進白宮幹啥？去舔盤子嗎？還是幫川普綁鞋帶？蠢到這種程度，我真是很無言。相較之下，跟他屬於同一類型的柯文哲，顯然要奸巧許多。 <text:line-break/><text:line-break/>選誰當然是每個人的自由，但若要說這樣一個思想相當幼稚、而且品性不端、擅於造謠抹黑的土豪有著什麼非凡的國際觀或經濟政策理念，那真的是睜眼說瞎話。 <text:line-break/><text:line-break/>我原本是想要等初選過後再來寫這些，因為我現在寫，有些人可能會以為我是故意貶他，好為韓國瑜拉票。但我絕無此意。我只是實話實說。旁人認不認同不重要，重要的還是那些老話： <text:line-break/><text:line-break/>人們應該要有一點點最基本的鑑賞能力，要能判斷基本的是非善惡，而不是總是在一種非常腦殘的層次上打轉，非常容易被政治操弄。</text:p>
      <text:p text:style-name="P2">若沫   |  2019.07.08 20:25   |   <text:a xlink:type="simple" xlink:href="http://palinfo.habago.org/Entry?Command=Information_PrintForum&amp;iPage=1#FORUM37646"><text:span text:style-name="T1">#</text:span></text:a></text:p>
      <text:p text:style-name="P4">陳真醫師您好: <text:line-break/>這個留言板已經看一陣子了，因為自己文筆不好，一直不敢上來留言，不過我想就算我是知識上的土包和草包，您的良善也不會讓我感到羞赧。 <text:line-break/>上個周末韓粉到高雄觀光，有人渣前朝官員說"放人進城、來亂高雄"，"哪一個景點，是你們規劃的？是你們改造的？是你們有流過一滴汗的？為什麼可以這樣無恥賤踏、玩弄？" <text:line-break/>讓我想到您最近最喜歡的"寄生上流"，這些人是否覺得自己是擁有高貴綠色血統的上流人士，而韓粉和韓市府團隊身上有一種味道，所以要他們快閃、快離開高雄。 <text:line-break/>以前有一個"高級外省人"的名詞令人不齒，曾幾何時，一批"高級高雄人"也在高雄出現了。 </text:p>
      <text:p text:style-name="P2">陳真   |  2019.07.08 16:04   |   <text:a xlink:type="simple" xlink:href="http://palinfo.habago.org/Entry?Command=Information_PrintForum&amp;iPage=1#FORUM37645"><text:span text:style-name="T1">#</text:span></text:a></text:p>
      <text:p text:style-name="P3">蘇啥小這影片哪裏造假了？唯一錯誤是搞錯喪家，但是丟筆卻是事實。 <text:line-break/><text:line-break/>這麼小的一個錯誤，警政署竟然馬上大動作偵辦準備逮人。x它媽的若要偵辦，這些綠營人渣政客豈不是個個應該關到老死才行。 <text:line-break/><text:line-break/>像底下這位陳GM,當年就是造謠抹黑黃俊英的混蛋。真是毫無廉恥。 <text:line-break/><text:line-break/>這個人渣黨，選舉功力一流，無非就是靠著壟斷媒體、每天造謠抹黑栽贓嫁禍，乃至自導自演，而這樣一個貪得無饜的政治詐騙集團，卻每天高喊消滅假新聞。 <text:line-break/><text:line-break/>我常覺得，跟這樣一個人渣黨一同活在這小島上，真是很痛苦。每天就是得面對這樣一個貪婪無度無惡不作的政治犯罪集團，眼睜睜看著他們為非作歹，而人民卻像腦殘一樣為之歡呼擁戴。 <text:line-break/><text:line-break/>陳真 2019. 07. 08. <text:line-break/>====================== <text:line-break/>蘇貞昌丟筆的造假影片 陳其邁：希望內政部盡速清查 <text:line-break/><text:line-break/>新頭殼newtalk &amp;;#124;謝莉慧 綜合報導 <text:line-break/><text:line-break/>2019年7月8日 <text:line-break/><text:line-break/>網路流傳行政院長蘇貞昌出席殉職警員李承翰告別式簽名後丟筆的造假影片，行政院副院長陳其邁今（8）天嚴厲譴責，這樣的假消息不只試圖誤導，也有政治操作嫌疑，希望內政部盡速清查。 <text:line-break/><text:line-break/>實際上，該影片是蘇貞昌出席某屏東鄉親告別式的畫面。</text:p>
      <text:p text:style-name="P2">陳真   |  2019.07.08 15:13   |   <text:a xlink:type="simple" xlink:href="http://palinfo.habago.org/Entry?Command=Information_PrintForum&amp;iPage=1#FORUM37644"><text:span text:style-name="T1">#</text:span></text:a></text:p>
      <text:p text:style-name="P4">我也不知道翻譯得對不對，感覺怪怪的。 <text:line-break/><text:line-break/>陳真 2019 07. 08. <text:line-break/><text:line-break/>=========== <text:line-break/>崔宇植寄生虫(2019) <text:line-break/><text:line-break/>OST《一杯烧酒》歌词 中/韩双语 <text:line-break/><text:line-break/>翻译By 纸巾 <text:line-break/><text:line-break/><text:span text:style-name="T2">길은</text:span><text:s/><text:span text:style-name="T2">희뿌연</text:span><text:s/><text:span text:style-name="T2">안개속에</text:span><text:s/>白雾弥漫的路 <text:line-break/><text:span text:style-name="T2">힘껏</text:span><text:s/><text:span text:style-name="T2">마시는</text:span><text:s/><text:span text:style-name="T2">미세먼지</text:span><text:s/>使劲吸入的雾霾 <text:line-break/><text:span text:style-name="T2">눈은</text:span><text:s/><text:span text:style-name="T2">오지않고</text:span><text:s/>没有雪 <text:line-break/><text:span text:style-name="T2">비도</text:span><text:s/><text:span text:style-name="T2">오지않네</text:span><text:s/>没有雨 <text:line-break/><text:span text:style-name="T2">바싹</text:span><text:s/><text:span text:style-name="T2">메마른</text:span><text:s/><text:span text:style-name="T2">내</text:span><text:s/><text:span text:style-name="T2">발바닥</text:span><text:s/>我干燥的脚底 <text:line-break/><text:line-break/><text:span text:style-name="T2">매일</text:span><text:s/><text:span text:style-name="T2">하얗게</text:span><text:s/><text:span text:style-name="T2">붙태우네</text:span><text:s/>每日尽情地燃烧 <text:line-break/><text:span text:style-name="T2">없는</text:span><text:s/><text:span text:style-name="T2">근육이</text:span><text:s/><text:span text:style-name="T2">다</text:span><text:s/><text:span text:style-name="T2">타도록</text:span><text:s/>不存在的肌肉也被烧伤 <text:line-break/><text:span text:style-name="T2">쓸고</text:span><text:s/><text:span text:style-name="T2">밀고</text:span><text:s/><text:span text:style-name="T2">닦고</text:span><text:s/>不断地擦拭 <text:line-break/><text:span text:style-name="T2">다시</text:span><text:s/><text:span text:style-name="T2">움켜쥐네</text:span><text:s/>再次握紧 <text:line-break/><text:span text:style-name="T2">이젠</text:span><text:s/><text:span text:style-name="T2">딱딱한</text:span><text:s/><text:span text:style-name="T2">내</text:span><text:s/><text:span text:style-name="T2">손바닥</text:span><text:s/><text:line-break/>如今变得坚硬的我的手掌 <text:line-break/><text:line-break/><text:span text:style-name="T2">아</text:span>, <text:span text:style-name="T2">아</text:span>, <text:span text:style-name="T2">아</text:span>... 啊，啊，啊… <text:line-break/><text:line-break/><text:span text:style-name="T2">차가운</text:span><text:s/><text:span text:style-name="T2">소주가</text:span><text:s/><text:span text:style-name="T2">술잔에</text:span><text:s/><text:span text:style-name="T2">넘치면</text:span><text:s/><text:line-break/>冰冷的烧酒溢出酒杯的话 <text:line-break/><text:span text:style-name="T2">손톱</text:span><text:s/><text:span text:style-name="T2">밑에</text:span><text:s/><text:span text:style-name="T2">낀</text:span><text:s/><text:span text:style-name="T2">때가</text:span><text:s/><text:span text:style-name="T2">촉촉해</text:span><text:s/><text:line-break/>手指缝间的污垢变得湿润 <text:line-break/><text:span text:style-name="T2">마른</text:span><text:s/><text:span text:style-name="T2">하늘에</text:span><text:s/><text:span text:style-name="T2">비</text:span><text:s/><text:span text:style-name="T2">구름</text:span><text:s/>晴天里的阴云 <text:line-break/><text:span text:style-name="T2">조금식</text:span><text:s/><text:span text:style-name="T2">밀려와</text:span><text:s/>一点点的涌来 <text:line-break/><text:line-break/><text:span text:style-name="T2">쓰디쓴</text:span><text:s/><text:span text:style-name="T2">이</text:span><text:s/><text:span text:style-name="T2">소주가</text:span><text:s/><text:span text:style-name="T2">술잔에</text:span><text:s/><text:span text:style-name="T2">넘치면</text:span><text:s/><text:line-break/>这苦涩的烧酒溢出酒杯的话 <text:line-break/><text:span text:style-name="T2">손톱</text:span><text:s/><text:span text:style-name="T2">밑에</text:span><text:s/><text:span text:style-name="T2">낀</text:span><text:s/><text:span text:style-name="T2">때가</text:span><text:s/><text:span text:style-name="T2">촉촉해</text:span><text:s/><text:line-break/>手指缝的污垢变得湿润 <text:line-break/><text:span text:style-name="T2">빨간</text:span><text:s/><text:span text:style-name="T2">내</text:span><text:s/><text:span text:style-name="T2">오른쪽</text:span><text:s/><text:span text:style-name="T2">뺨에</text:span><text:s/><text:line-break/>我通红的右边脸颊 <text:line-break/><text:span text:style-name="T2">이제야</text:span><text:s/>现在才 <text:line-break/><text:span text:style-name="T2">비가</text:span><text:s/><text:span text:style-name="T2">오네</text:span><text:s/>下雨呢</text:p>
      <text:p text:style-name="P2">阿海   |  2019.07.08 15:02   |   <text:a xlink:type="simple" xlink:href="http://palinfo.habago.org/Entry?Command=Information_PrintForum&amp;iPage=1#FORUM37643"><text:span text:style-name="T1">#</text:span></text:a></text:p>
      <text:p text:style-name="P3">呼應陳醫師 '為何會有人支持郭董?' <text:line-break/><text:line-break/>沒錯，這也是我的疑問。名嘴們還發明一個詞：知識藍。說支持郭台銘的人，相較於支持韓國瑜的，前者淺藍有知識，屬中上階級，後者草根屬中下階級。 <text:line-break/><text:line-break/>噴飯。 <text:line-break/><text:line-break/><text:line-break/></text:p>
      <text:p text:style-name="P2">松鼠   |  2019.07.08 12:14   |   <text:a xlink:type="simple" xlink:href="http://palinfo.habago.org/Entry?Command=Information_PrintForum&amp;iPage=1#FORUM37642"><text:span text:style-name="T1">#</text:span></text:a></text:p>
      <text:p text:style-name="P4">https://m.weibo.cn/status/4377709864543816 <text:line-break/><text:line-break/>看起來中國網友有人作了簡單翻譯。 <text:line-break/>但我不懂韓文，無法確認其翻譯是否正確。</text:p>
      <text:p text:style-name="P2">陳真   |  2019.07.08 09:47   |   <text:a xlink:type="simple" xlink:href="http://palinfo.habago.org/Entry?Command=Information_PrintForum&amp;iPage=1#FORUM37641"><text:span text:style-name="T1">#</text:span></text:a></text:p>
      <text:p text:style-name="P3">燒酒一杯？請問有懂韓文的能幫忙翻譯一下嗎？很好奇他唱些什麼。 <text:line-break/><text:line-break/>============== <text:line-break/><text:line-break/>Soju One Glass <text:line-break/><text:line-break/>作詞：<text:span text:style-name="T2">봉준호</text:span><text:s/>作曲：<text:span text:style-name="T2">정재일</text:span><text:s/><text:line-break/><text:line-break/><text:span text:style-name="T2">길은</text:span><text:s/><text:span text:style-name="T2">희뿌연</text:span><text:s/><text:span text:style-name="T2">안개속에</text:span><text:s/><text:line-break/><text:span text:style-name="T2">힘껏</text:span><text:s/><text:span text:style-name="T2">마시는</text:span><text:s/><text:span text:style-name="T2">미세먼지</text:span><text:s/><text:line-break/><text:span text:style-name="T2">눈은</text:span><text:s/><text:span text:style-name="T2">오지않고</text:span><text:s/><text:line-break/><text:span text:style-name="T2">비도</text:span><text:s/><text:span text:style-name="T2">오지않네</text:span><text:s/><text:line-break/><text:span text:style-name="T2">바싹</text:span><text:s/><text:span text:style-name="T2">메마른</text:span><text:s/><text:span text:style-name="T2">내</text:span><text:s/><text:span text:style-name="T2">발바닥</text:span><text:s/><text:line-break/><text:line-break/><text:span text:style-name="T2">매일</text:span><text:s/><text:span text:style-name="T2">하얗게</text:span><text:s/><text:span text:style-name="T2">붙태우네</text:span><text:s/><text:line-break/><text:span text:style-name="T2">없는</text:span><text:s/><text:span text:style-name="T2">근육이</text:span><text:s/><text:span text:style-name="T2">다</text:span><text:s/><text:span text:style-name="T2">타도록</text:span><text:s/><text:line-break/><text:span text:style-name="T2">쓸고</text:span><text:s/><text:span text:style-name="T2">밀고</text:span><text:s/><text:span text:style-name="T2">닦고</text:span><text:s/><text:line-break/><text:span text:style-name="T2">다시</text:span><text:s/><text:span text:style-name="T2">움켜쥐네</text:span><text:s/><text:line-break/><text:span text:style-name="T2">이젠</text:span><text:s/><text:span text:style-name="T2">딱딱한</text:span><text:s/><text:span text:style-name="T2">내</text:span><text:s/><text:span text:style-name="T2">손바닥</text:span><text:s/><text:line-break/><text:line-break/><text:span text:style-name="T2">아</text:span><text:s/><text:span text:style-name="T2">아</text:span><text:s/><text:span text:style-name="T2">아</text:span><text:s/><text:line-break/><text:line-break/><text:span text:style-name="T2">차가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마른</text:span><text:s/><text:span text:style-name="T2">하늘에</text:span><text:s/><text:span text:style-name="T2">비</text:span><text:s/><text:span text:style-name="T2">구름</text:span><text:s/><text:line-break/><text:span text:style-name="T2">조금식</text:span><text:s/><text:span text:style-name="T2">밀려와</text:span><text:s/><text:line-break/><text:line-break/><text:span text:style-name="T2">쓰디쓴</text:span><text:s/><text:span text:style-name="T2">이</text:span><text:s/><text:span text:style-name="T2">소주가</text:span><text:s/><text:span text:style-name="T2">술잔에</text:span><text:s/><text:span text:style-name="T2">넘치면</text:span><text:s/><text:line-break/><text:span text:style-name="T2">손톱</text:span><text:s/><text:span text:style-name="T2">밑에</text:span><text:s/><text:span text:style-name="T2">낀</text:span><text:s/><text:span text:style-name="T2">때가</text:span><text:s/><text:span text:style-name="T2">촉촉해</text:span><text:s/><text:line-break/><text:span text:style-name="T2">빨간</text:span><text:s/><text:span text:style-name="T2">내</text:span><text:s/><text:span text:style-name="T2">오른쪽</text:span><text:s/><text:span text:style-name="T2">뺨에</text:span><text:s/><text:line-break/><text:span text:style-name="T2">이제야</text:span><text:s/><text:line-break/><text:span text:style-name="T2">비가</text:span><text:s/><text:span text:style-name="T2">오네</text:span></text:p>
      <text:p text:style-name="P2">陳真   |  2019.07.08 01:27   |   <text:a xlink:type="simple" xlink:href="http://palinfo.habago.org/Entry?Command=Information_PrintForum&amp;iPage=1#FORUM37640"><text:span text:style-name="T1">#</text:span></text:a></text:p>
      <text:p text:style-name="P4">8日開始民調 孫大千臉書小編要韓粉不要答這3種答案 <text:line-break/><text:line-break/>2019-07-07 <text:line-break/><text:line-break/>聯合報 記者黃國樑╱即時報導 <text:line-break/><text:line-break/><text:line-break/>明天7月8日到14日，國民黨將進行黨內總統初選民調話電話訪問，挺韓國瑜參選總統的前立委孫大千今在臉書上教授韓粉如何答題，他要求韓粉接到電話，如果題目中的選項是有韓國瑜的時候，回答時一定要有「韓國瑜」三個字全名，不要只答我支持「庶民總統」、「韓市長」或「非韓不投」。 <text:line-break/><text:line-break/>除了有韓國瑜的選項要答韓國瑜外，若是其他人的選項，譬如郭台銘、蔡英文與柯文哲三人參選要選擇誰時，就要回答都不支持。 <text:line-break/><text:line-break/>小編在短片中先解釋了訪員為確保抽樣的隨機性，一開始在電話中就會詢間家中的具投票權的成年人有幾位及其性別，如有多位，就會依電腦的隨機抽樣，請家中的某位男性或女性接電話答題，譬如請家中最年長的女性接受訪問， 如果該員不在，就會要求約定稍晚的時間再進行訪問，如無法配合，就不會再次訪問。 <text:line-break/><text:line-break/>亦即，是有可能發生接到了電話卻無法回答問卷的情況，因此小編請韓粉們，最好能全家都在家等候電話。 <text:line-break/><text:line-break/>正式答題時，小編特別顯示正式問卷的畫面，其中是韓國瑜、蔡英文與柯文哲三人對比時，這時小編要韓粉就回答「韓國瑜」三個字就可以了，如果回答「唯一支持韓國瑜」，仍然是有效的，但如果回答「非韓不投」，小編說，訪員會追問一次題目，如果仍回答「非韓不投」，訪員就會記錄「都不支持」選項，因此第二次一定要回答「韓國瑜」。 <text:line-break/><text:line-break/>如果沒有韓國瑜的選項時，小編說，就回答「都不支持」，訪員就會勾選「都不支持」，若韓粉回答「韓國瑜」，訪員會再追問一次，若仍答「韓國瑜」，訪員就仍會註記成「都不支持」。 <text:line-break/><text:line-break/>最後小編還提醒，題目中有韓時，一定要回答「韓國瑜」，可以是「唯一支持韓國瑜」、「我支持韓國瑜」、或「韓國瑜」，但不要回答「我非韓不投」、「我支持庶民總統」或「我只投韓市長」，聽到這些回答，訪員會再追問一次，小編請韓粉這時一定要說出「韓國瑜」三個字全名。</text:p>
      <text:p text:style-name="P2">陳真   |  2019.07.08 00:27   |   <text:a xlink:type="simple" xlink:href="http://palinfo.habago.org/Entry?Command=Information_PrintForum&amp;iPage=1#FORUM37639"><text:span text:style-name="T1">#</text:span></text:a></text:p>
      <text:p text:style-name="P3">卡韓政變 (109)：這個人不值得談論 <text:line-break/><text:line-break/>陳真 2019. 07. 08. <text:line-break/><text:line-break/><text:line-break/>在某種道德潔癖上，我跟林義雄也許有點類似。我常舉的一個例子就是：1989-1990年，我在彰化基督教醫院當實習醫師。有一天晚上，在外科病房值班時，夜裏突然有個訪客獨自一人走進來，我真是嚇了一大跳。其他醫生護士當然都不認識這位訪客，所以毫無反應。那時候，絕大多數台灣人恐怕都已經忘了這麼一個人，他就是林義雄。 <text:line-break/><text:line-break/>他來探訪一位國民黨的立委候選人叫陳湧源，是中部一位著名婦產科醫師，選舉過程中因為不願屈服黑道勒索，頭部遭到槍擊，性命垂危。 <text:line-break/><text:line-break/>當時林義雄仍在海外遊學，卻悄悄短暫返台，幾乎沒有人知道。一回台就跑來探望陳湧源。實際上他們彼此應該不認識。林義雄之所以如此做，主要是因為他覺得 "善良人民" 應該聯合起來對抗 "無恥政客"，而不是站在某黨立場去敵視另一黨；人民才是主體，而不是以黨為主體；人民更不應被政黨綁架，進而彼此仇視。 <text:line-break/><text:line-break/>那時候的林義雄非常反對選舉，主張用非武力的群眾運動改變台灣社會，包括推翻任何不義的政權。在他當時的想法裏頭，國、民兩黨並沒有什麼本質上的差别。他認為，"無恥政客" 不分藍綠，而非國民黨專利。而且，雖然遭到國民黨滅門，但他實際上並不曾因此仇視每一個國民黨政治人物。 <text:line-break/><text:line-break/>幾天後，他召開記者會，當場散發一封公開信，大意就是 "善良人民對抗無恥政客"，信中呼籲台灣人民應該靜下心來，想一想是非善惡價值，而不是僅僅著眼於權力的競逐與掠奪。當時，很多民進黨人及群眾私下都說林義雄瘋了！精神錯亂了！自立晚報記者後來還煞有介事去 "調查"，"澄清" 林義雄的精神狀態應該還很正常，沒有發瘋。 <text:line-break/><text:line-break/>林義雄不但發表公開信，我的好朋友劉峰松和翁金珠夫婦當年(1989-1990年)還幫他在彰化街頭辦了一場演講。我清楚地記得，僅有十幾位觀眾。林義雄沒說什麼話就開放發問。只有兩三個人問問題。我是第一個提問。 <text:line-break/><text:line-break/>我問說："民進黨開始大規模參與選舉，請問林律師(林義雄從政前是律師)，這對台灣社會的發展有什麼好處與壞處？你相信民進黨就算搶到政權就一定會是一個好政府嗎？" 林義雄很乾脆地回答說 "不相信"；並且以當時正如火如荼的東歐變局及柏林圍牆倒塌事件為例，回答說，"人民的力量仍然是最後的決定性力量，因此人民不應該把自身的力量僅僅限縮在選舉一時的勝負"。 <text:line-break/><text:line-break/>接著，另一個觀眾發問，想請林義雄談談對於當時擔任總統的李登輝的看法。林義雄僅僅只回答了一句："這個人不值得談論"。那一年，是我私下第一次認識林義雄。 <text:line-break/><text:line-break/>一兩年後，也就是大約1991年，林義雄返台定居，依舊維持深居簡出的生活方式，很少露面。僅有的幾次演講，我幾乎都有參加。印象中，至少有三、四次，每當有人問到他對於李登輝的看法時，他都一律回答 "這個人不值得談論"。可是有一次，就在高雄，發問者生氣了，堅持要林義雄回答。林義雄很客氣地表示歉意，並且走下講台安撫，支支吾吾地說了一些話，聽起來並沒有實質內容。他顯然還是不屑議論李登輝。 <text:line-break/><text:line-break/>後來，我跟他熟了，有一次私下聊天，就跟他談起當時很多民進黨人或知識份子拼命想依附李登輝的問題，其中就包括當年國民黨的大樁腳李遠哲，應召返國推動兩岸統一大業。林義雄笑笑地說，"所謂學者不都是這樣嗎？" (這句話我聽他私下講過好幾次) 意思就是說，不管誰當權，讀書人必然就會往主流方向靠攏，不都是這樣嗎？ <text:line-break/><text:line-break/>寫這麼多，其實我只是要再次引用 "這個人不值得談論" 這句話。這話的意思並不是說某人不重要，所以不值得談論，而是說某人卑劣無恥，花樣繁多，變來變去，講一套做一套，無所不用其極，因此根本不值得去談論這樣一個人；談論他，只是做賤了我們自己。 <text:line-break/><text:line-break/>權力上，我們一無所有，但在是非善惡與人品上，我們卻是上駟；上駟不應該做賤自己去談論一個下三濫的下駟。這樣一個人，即便呼風喚雨，權大勢大，依舊不值得議論，連罵都不應該罵 (我則是連提起對方的名字都會感覺做賤了自己，於是經常就寫蔡啥咪、蘇啥小等等。) <text:line-break/><text:line-break/>島內這樣的 "無恥政客" 很多，族繁不及備載。我之所以寫這篇，只是想表明，可別以為我沒罵到誰，那個人就是好的。事實上，有些人無恥到我實在不願意做賤自己去罵他。柯啥咪就是其中之一。我相信跟我同感者一定很少，說不定只有學姊一人。但我相信，有一天你們就會相信我說的，就如同我從1990年開始罵阿扁是 "天字第一號大壞蛋"，從2000年罵李遠哲是趨炎附勢的牆頭草，幾個人相信？但是現在各位理當相信了吧。 <text:line-break/><text:line-break/>在那年代，大家一定會認為我對扁、哲等人的評價很偏激，很極端，甚至很荒唐。但事實上，我是偏激思維的對立面，應該算是某種 "真理的保守主義者"：亦即當我們擁有100分的證據與資料時，我會傾向於儘可能用最保守的方式來評價以減少犯錯，因此對於各種所謂陰謀論或充滿 (自欺欺人之)實證性的高調思維，總是缺乏好感。 <text:line-break/><text:line-break/>至於為何不讓一分證據說一分話，卻要保守評價？因為我還不至於那麼幼稚。</text:p>
      <text:p text:style-name="P1"/>
      <text:p text:style-name="P2">陳真   |  2019.07.07 15:53   |   <text:a xlink:type="simple" xlink:href="http://palinfo.habago.org/Entry?Command=Information_PrintForum&amp;iPage=1#FORUM37638"><text:span text:style-name="T3">#</text:span></text:a></text:p>
      <text:p text:style-name="P3">卡韓政變 (108)：為何會有人支持郭董？ <text:line-break/><text:line-break/>陳真 2019. 07. 07. <text:line-break/><text:line-break/><text:line-break/>除了傳統綠色生物及腦殘之外，我能理解人們有各種支持傾向或理由，但我無法理解怎麼會有人支持郭董？<text:line-break/><text:line-break/>以前，我們不清楚這個人的人品，現在你還不了解其為人與行事作風之卑劣無恥嗎？出於自私的目的，完全不擇手段；買賣性格非常強，幾乎一切都可以出賣，包括是非善惡，包括人與人之間的基本信任與情感。 <text:line-break/><text:line-break/>至於能力與見識，我們過去也不清楚，現在你還看不清楚這是個土財主、大草包嗎？我對草包的定義是這樣：如果我只有20分的能力與見識，但我卻以為自己是100分，甚至以為自己是個天才，裝腔作勢，獨斷獨行，那就是草包。郭台銘和柯文哲都是這一類人。能力與見識蒼白愚蠢到嚇死人，但他們卻翻起眼白，望著遠方沉思，非常可笑。 <text:line-break/><text:line-break/>至於什麼霸氣，郭董剛好是它的反面，窩囊氣倒是全身都是。這讓我更加明白一件事：財富並不會增添一個人的氣場、氣度與氣勢。我喜歡謙遜害羞缺乏自信之人，不覺得霸氣是好事，但是像林義雄、陳啟禮那樣的人，才叫做霸氣。郭董那個叫做 "有錢就是任性"，動不動就對著人破口大罵，動不動就屈膝下跪。 <text:line-break/><text:line-break/>報載，郭董的一位親信說，郭董若有求於你，他會不惜向你下跪。你能想像麥可柯里昂或林義雄會對人下跪嗎？前些日子，有記者問郭董，提到川普。郭董剛從白宮出來。記者問說："你的朋友川普..."，記者話還沒講完，郭董就馬上糾正她說："妳不可以這樣講。川普不是我的朋友，川普是世界級的偉人，我們沒有資格跟他做朋友。" <text:line-break/><text:line-break/>相反地，楊秋興自認是郭董的朋友。但是，當楊秋興因為幫郭董辱罵韓國瑜引起反效果之後，郭董就對記者說：楊秋興不是我的朋友，那是過去的事了，我已經叫他最近不要再來找我。 <text:line-break/><text:line-break/>大家懂我的意思吧，對郭董來說，連 "朋友" 都是依靠權勢與財富來定義。對於強者就屈膝下跪，窩囊到爆；對於弱者就頤指氣使、囂張得不得了。 <text:line-break/><text:line-break/>最近國民黨幾場政見發表會，我只聽了郭董有關經濟與財經的部份，我真是不敢相信我的耳朵。那種見識，差不多就像國中生或小學生的水平，非常荒唐。這其實也不能說讓人意外，一個土財主，錢再多也沒用，跟他的理解力畢竟是兩回事。 <text:line-break/><text:line-break/>這就好像你看很多有錢人老是出國旅遊啦、遊學啦、念學位啦，到處環遊世界，但是這跟他對於國際事務的理解能力與深度廣度，卻完全扯不上關係。 <text:line-break/><text:line-break/>一個人想支持誰當然是一種自由，畢竟支持人渣並不犯法。問題是：怎麼會有人去支持一個品性不端、見識如同小學生那般幼稚、而且個性脆弱與任性的人？就只因為他有錢？有錢到可以買下所有媒體、所有廣告、每天競選電話打不停，然後你就挺他？覺得他很棒？棒在哪呢？真是不可思議。 <text:line-break/><text:line-break/>論能力與見識及清廉，當然是朱立倫最好。論調和鼎鼐與務實，自然是喬王第一。若是講到清廉、勤奮、善良與務實及苦民所苦，非韓國瑜莫屬。若論兩岸政策，這三個人都差不多，但郭董萬萬萬萬不可，此人行事任性，完全不可測，加上其自私自利不擇手段的買賣性格，他絕對百分之百會做出對於公眾利益極端有害的事情來。</text:p>
      <text:p text:style-name="P2">陳真   |  2019.07.07 01:36   |   <text:a xlink:type="simple" xlink:href="http://palinfo.habago.org/Entry?Command=Information_PrintForum&amp;iPage=1#FORUM37637"><text:span text:style-name="T3">#</text:span></text:a></text:p>
      <text:p text:style-name="P4">卡韓政變 (107)：韓粉 vs. 國民黨人 <text:line-break/><text:line-break/>陳真 2019. 07. 07. <text:line-break/><text:line-break/><text:line-break/>你看這些人，哪一個長得像國民黨？都不像。韓流基本上不是由國民黨組成。 <text:line-break/><text:line-break/>https://bit.ly/2XP8HD7 <text:line-break/><text:line-break/>不同於一般平民百姓與販夫走卒，國民黨人(八百壯士之類的人除外)普遍有一種溫吞氣(講好聽是矜持)，冷漠(講好聽是冷靜)，自私(講好聽是理性)，窩囊(講好聽是矜持)，傲慢(講好聽是文雅)；自認是菁英，不屑與群眾為伍，沒有溫度，缺乏行動力，自視甚高。可以簡單用一個字來概括：冷。 <text:line-break/><text:line-break/>韓粉大多不是這一類。韓粉比較像黨外群眾，熱情，團結，勇敢，充滿義憤，沒有菁英心態。 <text:line-break/><text:line-break/>幾個月前，我在高雄參加一場由挺韓四大天王 (杏仁哥、文山伯、強強滾，還有一位我忘了)所發起的挺韓群眾大會，路上遇到一些向我問路或是詢問如何搭捷運的外地人，原來都是韓粉，從全台各地特地前來高雄。其中有一對帶小孩一起來參加的夫妻，一看就知道是經濟下階層，言談羞澀笨拙。這樣一些安靜寡言的人，卻具有真實的熱情。但是一般所謂菁英或中產階級卻與此相反，講很會講，寫也很會寫，道理一堆，但你卻往往感受不到半點做為一個人應有的溫度和熱血。 <text:line-break/><text:line-break/>當然不能說絕對，不過一般來說是這樣。</text:p>
      <text:p text:style-name="P2">陳真   |  2019.07.07 01:36   |   <text:a xlink:type="simple" xlink:href="http://palinfo.habago.org/Entry?Command=Information_PrintForum&amp;iPage=1#FORUM37637"><text:span text:style-name="T3">#</text:span></text:a></text:p>
      <text:p text:style-name="P3">你看這些人，哪一個長得像國民黨？都不像。韓流基本上不是由國民黨組成。 <text:line-break/><text:line-break/>https://bit.ly/2XP8HD7 <text:line-break/></text:p>
      <text:p text:style-name="P2">洋洋   |  2019.07.05 17:24   |   <text:a xlink:type="simple" xlink:href="http://palinfo.habago.org/Entry?Command=Information_PrintForum&amp;iPage=1#FORUM37636"><text:span text:style-name="T3">#</text:span></text:a></text:p>
      <text:p text:style-name="P4">非常推薦大家看一看 <text:line-break/>訪 作家 James Bradley：美國眼中的中國蜃樓 <text:line-break/>https://youtu.be/cIq6EQq5_Kw <text:line-break/><text:line-break/>這本書台灣買得到，書名【中國幻象：美國亞洲劫難的歷史和真相 】 定價：460元 <text:line-break/><text:line-break/></text:p>
      <text:p text:style-name="P2">陳真   |  2019.07.05 01:23   |   <text:a xlink:type="simple" xlink:href="http://palinfo.habago.org/Entry?Command=Information_PrintForum&amp;iPage=1#FORUM37635"><text:span text:style-name="T3">#</text:span></text:a></text:p>
      <text:p text:style-name="P3">剛剛看到的。各位請仔細看這兩位男女的神情。才一分多鐘，請忍耐把它看完。那種表情和言談內容，很不可思議吧： <text:line-break/><text:line-break/>https://bit.ly/2LHYq5c <text:line-break/><text:line-break/>我真服了這些人。他們如此光鮮亮麗，但他們敢照鏡子嗎？我是不敢的。平常只要一看到鏡子，我就趕緊閉上眼睛。為什麼呢？我的原因肯定跟他們的原因不一樣；不是因為做賊心虛，而是因為自慚形穢。任何怪物，如果他還有點病識感的話，一定不喜歡照鏡子，畢竟誰想當個怪物呢？（或許有吧。那些很正常或特別正常的人，往往喜歡與眾不同。當然，他們不會用 "怪物" 來形容這樣一種不同。） <text:line-break/><text:line-break/>最近看到一張和良哲、岳弘、阿遠、鈺錠和建廷等人十多年前的合照，我才發現原來我並沒有 "少年白"。我過去一直以為我20歲就滿頭白髮，其實不是。我應該是大約10年前四十多歲時才一夕全白。 <text:line-break/><text:line-break/>我以白髮為榮，畢竟我有兩位偶像也是一頭白髮：阿桑吉和周星馳。但是台灣人卻似乎很歧視白髮人。我被同胞歧視慣了，倒也無所謂。不過，因為某種無奈的現實原因，我在半年前被迫染黑，害我從此得戴著帽子才敢出門，每天忍辱負重過日子。 <text:line-break/><text:line-break/>我發現狗也會這樣。很多狗不經其同意被主人剃毛後，從此無臉見其他狗，茶不思飯不想，總想躲在自己的窩裏，自我療傷止痛。 <text:line-break/><text:line-break/>講這些跟唐湘龍完全無關（他們是正常人類），純粹只是關於鏡子的自由聯想，也許跟 "寄生上流＂倒是很有關係。每次來到百貨公司，經過公司內特別豔麗明亮的白光一照，我都會有一種彷彿看到照妖鏡、瞬間就會化為一灘血水的自卑感，好像我的存在本身就已經對不起了這個世界。學姊說她也是，但我想她應該沒有我這麼強烈 "畏光"。 <text:line-break/><text:line-break/>除了怕光，怕光鮮亮麗的照妖鏡，我也老擔心自己身上的 "臭味"，怕會礙著他人的優雅與從容。那種味道是入了骨的，肥皂肯定洗不掉，就算洗硫酸也洗不掉。 <text:line-break/><text:line-break/>心裏話再聽一遍吧： <text:line-break/><text:line-break/>https://bit.ly/2X5tXQS</text:p>
      <text:p text:style-name="P2">陳真   |  2019.07.05 00:33   |   <text:a xlink:type="simple" xlink:href="http://palinfo.habago.org/Entry?Command=Information_PrintForum&amp;iPage=1#FORUM37634"><text:span text:style-name="T3">#</text:span></text:a></text:p>
      <text:p text:style-name="P4">(續) <text:line-break/><text:line-break/>學姐前兩天突然跟我說，1976年2月15日的紐約時報上，有人引用了對於 AI 的 "思想" 遠景充滿信心的 Alan Turing 的一段話，他說：“I suppose, when it gets to that stage, we shan’t know how it does it”。 <text:line-break/><text:line-break/>Alan所說的 "that stage" 究竟是哪種 stage我不知道。不過，AI如果有一天可以自動偵測到我的思想，然後馬上可以透過量子科學，瞬間寫出我的所有思想，那我就承認 AI 真的有夠厲害，做了一些我不知道它究竟怎麼辦到的事。 <text:line-break/><text:line-break/>要是真的有這樣一種 AI 多好，那我就不用那麼辛苦思索了，它馬上就可以寫下我滿腦子連自己都經常搞不清楚的偉大哲學思想。 <text:line-break/><text:line-break/>至於搞得十分清楚的那些東西，那就更省事了。要不然，寫這類東西真的很無聊，很像書記官或打字員，打字速度再快也根本跟不上腦子裏那些只要直接 "倒出來" 的無數想法。 <text:line-break/><text:line-break/>我常懷疑寫這類屬於現實世界的東西到底有什麼意義？它們不就始終存在那裏嗎？難道人們看不見？為什麼我要像個解說員或財產清點員那樣，把一說成一，把五說成五，把始終存在那裏的東西再描述一遍？ <text:line-break/><text:line-break/>可能是因為看了"寄生上流"這部電影的關係，最近心情特別沮喪，到底我幾時才能脫離 "地下室"？照理說，我應該是從這電影中得到安慰才對，卻似乎越安慰越絕望。AI能理解這些嗎？</text:p>
      <text:p text:style-name="P2">陳真   |  2019.07.05 00:04   |   <text:a xlink:type="simple" xlink:href="http://palinfo.habago.org/Entry?Command=Information_PrintForum&amp;iPage=1#FORUM37633"><text:span text:style-name="T3">#</text:span></text:a></text:p>
      <text:p text:style-name="P3">英國政府最近公開對祖國嗆聲說：不可對香港人不民主，否則我就不客氣了！ <text:line-break/><text:line-break/>我聽了，腦袋轟轟作響，真不敢相信我的眼睛。 <text:line-break/><text:line-break/>大家只要記得這個結論就行： <text:line-break/><text:line-break/>如果祖國對待香港人有任何不好或不民主、不自由之處，假若嚴重程度是 1，那麼，英國政府對待香港或西藏或印度等等等等的不民主與不自由，嚴重程度就是1000000000000--&gt;趨近於無限。 <text:line-break/><text:line-break/>為何趨近於無限呢？因為一般狀況下之所謂不民主、不自由，總是還把對方當成是一個跟自己一樣的人類，但是英國人卻不是這樣，他認為自己是神，而中國人、印度人、西藏人則是一種必須在 "牠" 看到神(即英國人或西方人)出現時只准在地上爬、而且可以任意毆打、羞辱與消滅的低等生物。神與低等生物自然是完全無法相提並論的兩種位階。神會覺得自己侵犯人權或不民主不自由嗎？當然不會。神只會覺得不管自己怎麼做都是對的，神聖的，偉大的，慈悲的。 <text:line-break/><text:line-break/>我並沒有任何誇大，事實就是如此。至少不久之前的過去仍是如此。 <text:line-break/><text:line-break/>如果大家同意我以上所說的結論與事實，那我就沒什麼需要多說的了。反之，如果大家覺得我在胡扯，那我就更無言了，因為那表示：我和各位之間對於人事物的理解之深度與廣度，真是完全不在同一個平面上。 <text:line-break/><text:line-break/>對於現實世界，我越來越相信力量。力量就是不可思議的尖端科技、核子彈、鈔票和權力等等這類東西，因為它們構成了現實世界的真理內涵。而我所擁有的力量卻完全不屬於現實，講白了就是做夢，說說夢話，唱唱歌，看看星星，想想遠方，感受夜裏窗外的微風。 <text:line-break/><text:line-break/>昨天小孩起床第一句話就是問我 "把拔，超人為什麼要把內褲穿在外褲外面？" 我睡眠惺忪地告訴她說，"這樣才會飛得很快啊！" 小孩聽了很滿意，露出得意的微笑說 "把拔好厲害！" 連超人的祕密也知道，然後說她要去告訴同學。 <text:line-break/><text:line-break/>晚上，她放學後，又很疑惑地問我："可是，為什麼超人把內褲穿在外褲的外面就可以飛得很快？" 我跟她說："他如果不飛快一點，內褲不就讓人家看光光了嗎？" 小孩聽了，再度感到很滿意。我猜她明天就會跑去告訴同學這個超人的祕密。 <text:line-break/><text:line-break/>小孩滿意，我也就滿意。但我相信她有一天也會長大，然後就會明白超人內褲的祕密只是一個夢，同時也會明白何謂現實，何等悲歡。但我希望當那一天來臨時，她最好還是別忘記做夢。</text:p>
      <text:p text:style-name="P2">鄭豐遠   |  2019.07.04 19:57   |   <text:a xlink:type="simple" xlink:href="http://palinfo.habago.org/Entry?Command=Information_PrintForum&amp;iPage=1#FORUM37632"><text:span text:style-name="T3">#</text:span></text:a></text:p>
      <text:p text:style-name="P4">多數西方國家表面上文質彬彬，實際卑劣無恥，西方人可能至今還不明白，中國已不再能讓人隨意魚肉羞辱，再不收歛，他們及全世界都將會付出慘痛代價，吞下永難忘懷的苦果。我對此感到無比悲觀，因為綜觀所謂世界文明發展史，這樣的愚蠢悲劇似乎一再上演，從未止歇。</text:p>
      <text:p text:style-name="P2">K. C.   |  2019.07.04 18:56   |   <text:a xlink:type="simple" xlink:href="http://palinfo.habago.org/Entry?Command=Information_PrintForum&amp;iPage=1#FORUM37631"><text:span text:style-name="T3">#</text:span></text:a></text:p>
      <text:p text:style-name="P3">前文「一個迷思、一把尺子和無數個算盤 」， <text:line-break/>沒有版權、沒有專利，可以任意轉發、引申、剪貼、拷貝， <text:line-break/>亦不必註明出處。</text:p>
      <text:p text:style-name="P2">李念淨   |  2019.07.04 18:34   |   <text:a xlink:type="simple" xlink:href="http://palinfo.habago.org/Entry?Command=Information_PrintForum&amp;iPage=1#FORUM37630"><text:span text:style-name="T3">#</text:span></text:a></text:p>
      <text:p text:style-name="P4">http://www.orangenews.hk/news/system/2019/07/03/010120616.shtml <text:line-break/>英政治家：英國肯定有介入反修例風波 要為中國製造麻煩 <text:line-break/>2019-07-03 21:32 <text:line-break/><text:line-break/>【橙訊】英國每日電訊報援引英國前國會議員、政治家喬治·加洛韋(George Galloway)觀點指，「非常確定香港一系列事件有外國勢力參與其中，這是一場顏色革命」；加洛韋認為，英國的確參與及介入了這次運動，目的是爲中國製造麻煩。 <text:line-break/><text:line-break/>對於香港的示威者衝擊立法會大樓，大肆破壞，並升起英國國旗。加洛韋表示，有一個歷史事實一定要先弄清楚，是由於中國不允許英國在中國內地售賣毒品，所以英國用槍砲來懲罰中國，最後把香港搶到手，所以香港是中國的，不是英國的，香港從來就不屬於英國。 <text:line-break/><text:line-break/>他指，是次事件的抗議者在中國的地方，香港的議會升起了英國國旗，這是一個相當大的挑釁。在中國發生的事情是中國的事情，是中國人民的事情，是香港人民的事情。如果示威者對《逃犯條例》不滿意，他們完全有權提出抗議，他們確實這樣做了，條約最後亦被無限期中止；在這個事件中，似有外國的手一直搞事，他認為，這是另一場所謂的顏色革命，就像發生在烏克蘭、格魯吉亞和許多其他地方的事情一樣。 <text:line-break/><text:line-break/>他認為，這次香港的件，英國人也肯定參與了；他們可能是代表另一個外國的手參與。他指，香港曾是大英帝國皇冠上的一顆寶石，耀眼生輝，英國人很不甘心交出來。 <text:line-break/><text:line-break/>對於外交部發言人耿爽批評有外國勢力干涉香港事務。加洛韋指，絕對同意耿爽說的每一句話。「這不是他不關心香港人的任何不快或不滿的問題。」，他表示，相信人們有抗議的權利，但是沒有人能容忍國會大樓被破壞、被闖入、被高舉著外國的國旗。 <text:line-break/><text:line-break/>他又表示，是次事件不僅僅是抗議，這實質變成了外國發起的挑釁，中國對此感到非常憤怒是正確的。「如果今天下午有人闖入英國肯辛頓和車路士皇家自治市的市政廳，搗毀建築，升起中國國旗或者俄羅斯國旗，可以說必定會有各種各樣的國際影響和麻煩。」 <text:line-break/><text:line-break/></text:p>
      <text:p text:style-name="P1"/>
      <text:p text:style-name="P2">陳真   |  2019.07.04 15:56   |   <text:a xlink:type="simple" xlink:href="http://palinfo.habago.org/Entry?Command=Information_PrintForum&amp;iPage=1#FORUM37629"><text:span text:style-name="T1">#</text:span></text:a></text:p>
      <text:p text:style-name="P3">卡韓政變 (106)：韓流之所以重要 <text:line-break/><text:line-break/>陳真 2019. 07. 04. <text:line-break/><text:line-break/><text:line-break/>寫得很好，挺內行的。韓流就是一大群、數以百萬計、受夠了詐騙政治的人。這才是真實民意。這股力量事實上和國民黨無甚瓜葛，救的是台灣，不是黨；至於去年救了國民黨只是 "順便"。韓國瑜如果初選沒過，我也是覺得不如歸去，窩在國民黨裏頭幹啥呢？人家又不歡迎你，甚至欲置你於死地，天底下沒有這種同志。要不就是再度出來選黨主席，看能不能改革一下。 <text:line-break/><text:line-break/>20幾年前，許信良擔任民進黨黨主席，提出大膽西進，結果被愛台灣人士在中央黨部門口團團包圍，打成腦震盪，造成顱內出血，後來還動了腦部手術。當時堵他的人之一，目前因貪污罪正在坐牢，阿扁的子弟兵，叫做高志鵬。 <text:line-break/><text:line-break/>我三天兩頭就會在路上遇到阿扁，光是這星期就已經遇到兩次。每一次遇到他，他總是一邊走路，一邊低頭用極其迅速的動作滑手機、寫東西，旁若無人，完全都沒在看路；也許稱不上健步如飛，但能夠一邊走路一邊低頭寫手機，這我就辦不到了。真想哪天偷偷站在他後面，看他到底每天忙著跟誰寫些什麼。他連走路都還這麼關心國家大事，可是，台灣被他們這些人 "關心" 得還不夠慘嗎？ <text:line-break/><text:line-break/>不過，我也同意，阿扁應該被特赦，畢竟他曾經承載許多人的希望；要不就是應該一視同仁，把整個民進黨人全關起來，因為阿扁的貪污罪行絕不會大於他的同志們。 <text:line-break/><text:line-break/>歷史就是這樣，一個重要時間點沒把握住，做錯了選擇，走錯了方向，時間過了就過了，結局就整個不一樣了。當時台灣如果一如許信良所主張地大膽西進，今天的兩岸關係想必是一片榮景，而台灣的經濟、政治與社會各方面相信都會遠遠比現在要好上許多。提出一個具有決定性的好主張，被打得頭破血流，而老賊李登輝所帶頭發動的仇中反華，那樣一種自殘、腦殘、給美、日當狗使喚的鎖國主張，卻透過媒體操弄，反而成為 "愛台灣" 的代名詞；為害如此巨大，至今更是變本加厲，近乎瘋狂；所圖當然不是公眾福祉，而是一己私利與權力之掠奪。 <text:line-break/><text:line-break/>恰恰也就是在那時候，也就是1998-1999年，我寫了 "給長老教會的一封公開信" (後續還有幾封，包括 "一封告別信")。這些信持續給我帶來許多可怕的政治報應與報復，前後長達20年。而我那些信所要說的恰恰就是那樣一種 "愛台灣" 之政治操弄將會給台灣帶來的可怕後果。第一封信寫了之後，壓了好幾個月不敢發表。後來，公開信一發表，果然幾乎所有過去的綠營友人與同志瞬間視我為寇讎；其中較為友善者，罵我吃錯藥，說我一出國留學腦子就壞了。 <text:line-break/><text:line-break/>國父把人分三種，先知先覺，後知後覺，不知不覺。我想我應該是屬於後知後覺，比腦殘人士之不知不覺自然要好上一些。至於先知先覺者，理應是屬於像范光棣、鄧小平與周恩來等等那樣的人，早在事情尚無跡象時便預見了未來。 <text:line-break/><text:line-break/>我從小就喜歡下棋，後來一直找不到對手，長大後慢慢就疏遠了棋藝。在我看來，棋手也分三種，一種能引領未來的各種可能性，一種是就勢順勢，見招拆招，一種則是腦殘一枚，你隨便弄個陷阱給他跳，他還會很開心地往裏頭跳，很容易操弄。很可悲的是，腦殘人士佔了人口的絕大多數，這從而也使得所謂民主彷彿具有了某種詭詐本質；誰掌控了腦殘，誰就是所謂民意的王。除非有一天，詭詐逐漸為人所識破或為人所不耐，於是一種較為真實的民意或許才會產生。 <text:line-break/><text:line-break/>韓流之所以重要，是因為它其實就是黨外再現，對於政治現狀的不耐與反感、厭惡與厭倦。這一波走得過，就是開展另一種新局面，走不過，就繼續腐爛下去，直到不可收拾。</text:p>
      <text:p text:style-name="P1"/>
      <text:p text:style-name="P2">K. C.   |  2019.07.04 11:59   |   <text:a xlink:type="simple" xlink:href="http://palinfo.habago.org/Entry?Command=Information_PrintForum&amp;iPage=1#FORUM37628"><text:span text:style-name="T1">#</text:span></text:a></text:p>
      <text:p text:style-name="P4">一個迷思、一把尺子和無數個算盤 <text:line-break/><text:line-break/>（1） <text:line-break/>關於「統一」路徑，大陸民間有所謂「窮台政策」的說法。一般而言，實難想像百姓的瞎侃談資，可以成為國家政策，「窮台政策」卻在蔡英文上台以後，讓我們長了見識。北京僅是對蔡政府採取「不接觸、不談判、不妥協」的三不政策，台灣島內就發生了巨大變化。簡單的數學式可以這麼列：「蔡英文」+「北京三不政策」=「窮台」。 <text:line-break/><text:line-break/>始作俑者雖然是蔡英文，但追根究底關鍵因素還是「九二共識」。 <text:line-break/><text:line-break/>（2） <text:line-break/>2015年的「馬習會」，在媒體鏡頭下的習近平，顯得寡淡、顯得溫情。 <text:line-break/><text:line-break/>各式官方、民間文書，已然詮釋了這次兩岸領導人的歷史性會面。然而，習近平卻顯出有著寡淡、有著溫情的矛盾面向，何故？ <text:line-break/><text:line-break/>直到蔡英文上台以後，中共中央一方面對民進黨政府採取只做不說的「三不政策」，一方面又出台了比如卅一條的諸多惠台政策。爾後，我們才得以推敲出習近平寡淡於何？溫情於何？ <text:line-break/><text:line-break/>在我看來，「馬習會」唯一值得反覆思量的是，當日習近平對馬英九提出的問題：你們的總統府就是日本殖民時期的總督府嗎？ <text:line-break/><text:line-break/>（3） <text:line-break/>習近平之所以寡淡。 <text:line-break/><text:line-break/>國民黨重返中央執政，馬政府便不斷力促兩岸領導人會面，同時在此期間，兩岸外交休兵、加大陸客來台⋯⋯種種事務性協商與往來又重新熱絡起來。但是領導人會面，卻是在馬英九任期即將結束、各界預期2016國民黨選情將一敗塗地之時，大陸方面主動提出。 <text:line-break/><text:line-break/>事後看來，會面前中共中央已定調，「馬習會」沒有任何政治議題要談，「領導人會面」只是走個過場，看似開始又是結束的過場，轉達了「中共中央對台政策已改弦易轍」的意思。 <text:line-break/><text:line-break/>習近平和共產黨，把馬英九和國民黨手上的算盤，當面拿了下來。從此以後，國民黨失去在共產黨和台灣人之間的代理人地位。 <text:line-break/><text:line-break/>既是轉達這個意思，除了寡淡，能溫情？ <text:line-break/><text:line-break/>（4） <text:line-break/>習近平之所以溫情。 <text:line-break/><text:line-break/>長期以來，中共中央以及國台辦一再強調「寄希望於台灣同胞」，台灣同胞從來只當耳邊風的這句官話，習近平或共產黨認為，既然馬習會之後再無代理人，那麼這句官話便應當由習近平親自表達，藉由馬習會，親自表達「兩岸關係這把尺子，從此以後，只寄希望於台灣同胞」，溫情來自於此。 <text:line-break/><text:line-break/>這是「誠意做到家」的善意。而隨著大國競爭、北京內外承受的壓力，此一善意，令人擔心會被逼成「最後的善意」。 <text:line-break/><text:line-break/>習近平親手將這把尺子交到台灣同胞的手裡，這把尺子有多長？台灣同胞接不接？只有時間知道。 <text:line-break/><text:line-break/>（5） <text:line-break/>「北京三不政策」下的台灣變化。 <text:line-break/><text:line-break/>（真心換）絕情的是，島內檯面上的政治人物、名人網紅，各個小算盤打得飛快、打得忒響。以至於表象上看，台灣人不接這把尺。 <text:line-break/><text:line-break/>直到去年開始，所謂「討厭民進黨」延續至今的「韓流」的這一股民意，撥開了尺子上的表象迷霧。 <text:line-break/><text:line-break/>這一股民意，究竟在統獨、外交、內政、經濟、文化、教育等等等等，有什麼樣的主張？這一股民意，想在這把那把尺子上頭，定位在哪個刻度上？ <text:line-break/><text:line-break/>這裏出現了一個弔詭現象，身上貼著「獨裁反人類」標籤的中共中央，想必熱切期待看清這一股民意，以便準確調整對台政策與作為，讓自己成為「正常國家」，別老是悶著頭自己鼓搗自己的。而島內藍綠白則虎視眈眈，圍在這一股民意四周，準備隨時吃下這一股民意，加以代理之。寧不荒謬？！「獨裁」的政黨期待真正的民意，「民主」的政黨打壓自主的民意。 <text:line-break/><text:line-break/>若要我說，我想這一股民意的主張很簡單，就是：別再胡鬧了！ <text:line-break/><text:line-break/>鬧了幾十年還不夠？別再胡鬧了！打工子弟一個一個跳樓，別再胡鬧了！人在公門好修行，別再胡鬧了！吃銅吃鐵吃人夠夠，別再胡鬧了！人命關天的大事，別再胡鬧了！他們所以能不辭勞苦，在烈日大雨之下，一再動員，只是要說：正派一點、實在一點，很難嗎？別再胡鬧了！ <text:line-break/><text:line-break/>從「討厭民進黨」到「韓流」的這一股民意，將之描述成「一人救全黨」是失之偏頗的，這是「一人救全台」的力量，是對於不義政權（不僅是蔡政府，也包括蔡政府前朝）的反制、是對於「北京三不政策」的抗議、是對於自己成了「亞細亞的孤兒」的哀鳴。 <text:line-break/><text:line-break/>（6） <text:line-break/>實際上，上述（1）當中的數學式應該這樣列： <text:line-break/><text:line-break/>「台灣執政黨的算盤撥到紅線外」+「北京三不政策」=「窮台」 <text:line-break/><text:line-break/>至於紅線在哪裡？國台辦發言人未及表示的部分，由各方自由心證，這個自由心證的模糊空間，也是兩岸之間從和平到戰爭的動態地帶。 <text:line-break/><text:line-break/>（7） <text:line-break/>中南海的尺子，這一端是和統，另一端是武統，隨著台灣內部方方面面的去中國化程度，不斷位移標記、不斷調整對台政策，這是A計畫。 <text:line-break/><text:line-break/>有沒有新的尺子可以被放進來？現在看不出來，那是B計畫。 <text:line-break/><text:line-break/>國民黨和民進黨的手上都拿著算盤，沒見著尺子，當然也不會有什麼計畫。站在台灣的立場來說，我想只有重啟談判，或者才有A計畫、B計畫、C計畫⋯⋯（包括流血革命）⋯⋯得以選擇。 <text:line-break/><text:line-break/>重啓談判如何可能？形勢比人強，看來得先一步到位，直接回到「九二共識」的基礎。 <text:line-break/><text:line-break/>（8） <text:line-break/>台灣內部始終有一個迷思是：比起民進黨來說，共產黨更願意和國民黨進行政治談判。 <text:line-break/><text:line-break/>這個迷思的起源，或許來自國民黨被民進黨定性為「外來」導致，而國民黨也就順水推舟，經年悠游在兩岸之間，獲取政治利益。 <text:line-break/><text:line-break/>這個迷思是民進黨的鬥爭武器，用於指控國民黨是賣台集團，操作反中情緒。其結果導致民進黨拱手讓出代理權，國民黨什麼都不必做，只要挨得住罵，就能遊走兩岸。民進黨自己將自己困在島上走不出去。 <text:line-break/><text:line-break/>迷思就是迷思，千萬別把迷思當作真實，它只會限制想像力與行動力。也唯有拋棄這個迷思，才能理解為何在大陸擁有許多物業和事業的政治人物，不分藍綠。 <text:line-break/><text:line-break/>（9） <text:line-break/>因為習近平轉達的寡淡意思，這意味著，即使國民黨重回執政，不代表「北京三不政策」的必然解禁。各級政府當然可以到大陸搶訂單，然而這些訂單的效期、額度，端視兩岸關係這把尺子；訂單今年有、明年看情況——如果屆時台灣的執政黨之施政作為，實際上危害了兩岸關係。 <text:line-break/><text:line-break/>2020年無論是藍綠白誰來中央執政，在兩岸關係的推進以及從中可獲得的政治利益，都站在相同的立基點。並且這個政治代理權，是要算比例的；也就是說，「贏者通吃」只限於島內。 <text:line-break/><text:line-break/>（10） <text:line-break/>歷史使然。當下國民黨和共產黨之間，只能有民族感情而沒有私人感情可談。某方面來說，民進黨比起國民黨自由多了。 <text:line-break/><text:line-break/>國民黨昔人已遠，祖產（黨產、話語權、中心思想......）也已敗光，這樣一窮二白的國民黨，還在排資論輩、還在勾心鬥角、還在東食西宿，想到的救亡圖存辦法，就是傍個大款土豪來救命。這個政黨的團結有多難、僵而不死拖多久，兩岸和平就有多難、就得拖多久。 <text:line-break/><text:line-break/>（11） <text:line-break/>以民族感情為尺度。 <text:line-break/><text:line-break/>國民黨和共產黨之間，目前只能有民族感情而沒有私人感情可談；民進黨和共產黨之間，我無法評估其間的民族感情和私人感情。 <text:line-break/><text:line-break/>國民黨和國民黨版本教科書，對於國共合作、國共分裂的歷史，大體上來說是一筆帶過，大歷史極其複雜，我沒有能力說得清楚。我想指出來的是，對於1949年以前的國共鬥爭，今天的國民黨高層早已雲過風清，可是這段歷史記憶對於共產黨人來說，刀刀劃在心上、刀刀砍到見骨。 <text:line-break/><text:line-break/>數次的國共合作、分裂，以1927年的清黨最為慘烈，共產黨人一個一個一個地在內戰中死去，幾乎無以為續，於是開始既是逃亡的，也是革命的長征。 <text:line-break/><text:line-break/>現在所謂的紅二代，每一個人都記得一清二楚，他們的父輩同志的血的命，是如何留在國民黨人的雙手裡，共產黨人是如何從家破人亡血跡斑斑走到今天。當年的國民黨人說為了禦敵，所以內戰清黨；今天的國民黨人說為了和平，所以分享紅利。而從生死交關、一無所有走到今天的共產黨人，該說什麼？國仇家恨的這筆帳，該跟誰算？誰跟誰道歉？轉型正義怎麼轉？ <text:line-break/><text:line-break/>今天的國民黨人、民進黨人，早已把各自過去所曾經經歷的歷史忘得一乾二淨，只顧著撥算盤，為了眼前的政治利益，否定民族感情、否定自己曾經懷抱的政治理想，共產黨人該怎麼想？怎麼說？該先算國仇這筆帳？還是先算家恨這筆帳？歷史不正義的情況之下，能有訂單正義嗎？ <text:line-break/><text:line-break/>所以說，國民黨和共產黨之間，目前只能有民族感情而沒有私人感情可談。在兩岸三地，這個民族叫做中華民族，當是殆無疑義。 <text:line-break/><text:line-break/>（12） <text:line-break/>這也是為什麼，竟然有國民黨參選人毫無顧忌地否定民族感情，卻拿他進了白宮、進了中南海，（對的，他進的是中南海而不止是中聯辦），自以為有的私人感情，驕其黨內同志、驕其名嘴朋友，顯得如此虛矯低能的緣故。而這幫黨徒竟然買單其驕態？！算盤怎麼打的？腦殘了嗎？哦不！這個黨不是腦殘，只是沒有黨魂和黨德。（btw 說要找回黨魂的人是你不是「我」，「我」已經幫你這麼多了，你那邊的專案進度到哪裡了？） <text:line-break/><text:line-break/>（13） <text:line-break/>所謂「塞子」。 <text:line-break/><text:line-break/>如果初選後未被國民黨提名，韓國瑜應該脫黨參選嗎？ <text:line-break/><text:line-break/>抬轎的人的想法如何我不知道，作為一個普通選民的我認為：不必脫黨參選，但是退黨卻是必要的。 <text:line-break/><text:line-break/>如果一個黨裡頭的好人屈指可數，和這樣一個毫無黨魂、毫無黨德，也就是沒有思想、沒有未來的黨為伍，難道不覺得骯髒齷齪而淒涼嗎？國民黨不是韓國瑜的爸爸，好好地做一個無黨籍高雄市長，我想高雄人會說：對的，我們就是這樣的。 <text:line-break/><text:line-break/>拔掉塞子，讓那一灘死水流光吧。 <text:line-break/><text:line-break/>（14） <text:line-break/>所謂「政黨政治」。 <text:line-break/><text:line-break/>國民黨主席李登輝急轉「九二會談」的結果，硬生生地、黨國不分地，將「戒急用忍」作為中華民國的施政方向。而在野的民進黨主席許信良，負責又前瞻地提出「大膽西進」的主張，加以針砭。長年以來卻沒有得到同黨同志的支援認可。 <text:line-break/><text:line-break/>1999年，許信良先生退出民進黨時，在報上刊登退黨宣言「同志們，我們分手吧！」，沒有剪報習慣的我，特意剪下這篇宣言留存。許信良先生的退黨宣言教育了我，使我深受感動。 <text:line-break/><text:line-break/>去年九合一大選民進黨慘敗，我看到許信良先生仍然堅持他的信念，諄諄說道：只有「大膽西進」才能救民進黨。 <text:line-break/><text:line-break/>廿年過去了，我已將近廿年沒投過票，但我知道，2000年總統大選，我投給許信良先生的那一票，不是廢票。 <text:line-break/><text:line-break/><text:line-break/># 同樣的尺子和算盤，可以用於衡量香港《逃犯條例》事件。從來比起台灣人更懂得精打細算的香港人，這時候得把手裡的算盤，好好端著。題外話。</text:p>
      <text:p text:style-name="P1"/>
      <text:p text:style-name="P2">陳真   |  2019.07.03 20:28   |   <text:a xlink:type="simple" xlink:href="http://palinfo.habago.org/Entry?Command=Information_PrintForum&amp;iPage=1#FORUM37627"><text:span text:style-name="T1">#</text:span></text:a></text:p>
      <text:p text:style-name="P3">卡韓政變 (105)：除了陳定南，你見過比韓國瑜更好的嗎？ <text:line-break/><text:line-break/>陳真 2019. 07. 03. <text:line-break/><text:line-break/><text:line-break/>這兩天南部暴雨，高雄下雨就像用倒的那樣，沒聽說有災情，但台南已經成為東方威尼斯，我家門前有小河了。不過，台南淹水不會有人罵，因為是綠營執政，今天倘若是高雄淹水，綠媒及綠蛆腦殘們不知道要怎麼哭爸哭母呼天搶地了。 <text:line-break/><text:line-break/>小時候，台南是全台灣最適合居住的地方，但是過去這二十幾年來綠營當權，完全就是無政府狀態，變得又髒又亂，交通更是恐怖、荒唐到極點，連小時候每天搭的公車，竟然都已形同虛設，實在受不了，於是就搬來高雄。 <text:line-break/><text:line-break/>高雄其實也好不了多少。一直到韓國瑜當上市長，感覺才終於有了政府的存在。我每天開車上班，經常橫跨整個高雄，很清楚一整個城市每個地區的變化，例如哪些地區有什麼工程，哪些地區商家變多了，夜市也多了一些人潮，路變平，街道變得乾淨，最明顯的一點就是到處可以看到修補馬路及挖淤泥，真的是很積極，前所未見。 <text:line-break/><text:line-break/>我不喜歡稱讚這些事，因為那就好像稱讚一個醫生看診很認真一樣，那不是應該的嗎？可是，當大多數人都不正常時，正常作為就顯得很特別。 <text:line-break/><text:line-break/>對於這樣一個做事踏實、拼命三郎型的市長，每天像賣命那樣工作，綠媒綠蛆腦殘們卻把他抹黑成鬼混、講空話、不在乎市政，真的是無恥透了頂，存心就是睜眼說瞎話。除了陳定南，你見過比韓國瑜更認真、更懂得苦民所苦的嗎？ <text:line-break/><text:line-break/>你要挺誰是各人的自由，但是抹黑就是不道德，白白布硬要抹到黑，而烏七媽黑臭不可聞的一堆爛布卻它媽的說成錦衣玉鏽。 <text:line-break/><text:line-break/>=================== <text:line-break/>高雄清淤結果驚人 許淑華批前朝：實在可悲 <text:line-break/><text:line-break/><text:line-break/>快點TV <text:line-break/>2019-06-22 <text:line-break/><text:line-break/>高雄下水道嚴重淤塞，究竟怎麼回事？全市廣達2900多平方公里，但陳菊時代每年僅編2500萬清雨水下水道，六都中預算最低，高雄面積比台北大十倍，清淤經費卻只有台北的4分之1。前內政部長李鴻源曾說，地下道清出棉被、床墊、沙發、機車。神力女超人許淑華說，實在可悲。 <text:line-break/><text:line-break/>高雄市長韓國瑜19日接受廣播節目專訪，提到這陣子市府努力清水溝，竟發現200公分深的排水管淤塞到180、190公分，只剩5％排水功能，還得動用機具去挖，難怪容易淹水、道路常坍塌，「高雄人這幾年到底怎麼熬過來的？」 <text:line-break/><text:line-break/>昨晚的《新聞深喉嚨》主持人王又正說，台北市在2016、2017年的清淤預算大約是1億元。高雄市面積是台北的十倍大，但清淤預算只編列了2500萬，難怪會淹水。根據資料，陳菊時代，高雄市曾大手筆花3200萬辦花火節，放煙火的預算比清淤還多。 <text:line-break/><text:line-break/>許淑華也說，非常的可悲，大家當過民意代表都知道，政府的預算是首長決定。你看編這2500萬，就可見陳菊當市長多麼不重視清淤的工作。 <text:line-break/><text:line-break/>許淑華說，但是你看，陳菊的第二預備金花在什麼地方? 花在一些燈會、馬拉松、聖誕節，就可以看出在她心裡面，清淤根本不重要。每一年我們都可以看到高雄市淹水的情況特別嚴重。 <text:line-break/><text:line-break/>許淑華表示，她待過地方公所，在整個疏濬的工程有好幾個階段，從中央到地方，最基層的就是排水溝，每一個環節都不能出錯。即便中央編了再多的錢，如果中間有一個環節你沒有去疏濬，你塞了這麼多的東西，你就沒有辦法解決這件事情。所以高雄市的淤塞估計已經累積了5至10年，於是就得再花更多的力氣跟經費才能清得乾淨。 <text:line-break/><text:line-break/>許淑華提到，高雄市民說「來清淤了！從來沒有看過高雄市政府來清淤。」因為以前就是局部的，抽查性的。去年高雄出現五千天坑的時候，我們覺得太嚴重了，所以韓國瑜上任後除了要優先處理5千天坑，後來發現涵洞有1萬個，裡面全是用垃圾去填塞。 <text:line-break/><text:line-break/>許淑華表示，雨季來就要加強疏濬，「疏濬這事更離譜，竟然水溝裏還有摩托車」，她真的覺得這真的要非常嚴格的去查裡面是不是有人謀不臧的事情，真的要去好好查清楚。「不是說我們要去找陳菊市長算舊帳，而是你為什麼不把錢花在應該用的這些事情上？」 <text:line-break/><text:line-break/>她說，陳菊市長當時還花了錢說，爭取了再多的滯洪池，還買了廣告，可是你基本功都沒做好，那麼，再多的滯洪池，再多花幾億的錢，做那麼多的東西你基本功沒做好，就還是會淹水。 <text:line-break/><text:line-break/>許淑華認為，所以今天若不是高雄市政府的團隊這麼用心的話，李四川副市長也非常的專業，才讓大家看到原來高雄市過去沉積了這麼多「不堪入目的東西，我實在是覺得非常的可悲。」 <text:line-break/><text:line-break/>中時電子報 邱珮畇</text:p>
      <text:p text:style-name="P2">陳真   |  2019.07.03 17:52   |   <text:a xlink:type="simple" xlink:href="http://palinfo.habago.org/Entry?Command=Information_PrintForum&amp;iPage=1#FORUM37626"><text:span text:style-name="T1">#</text:span></text:a></text:p>
      <text:p text:style-name="P4">卡韓政變 (104)：喬王來了！ <text:line-break/><text:line-break/>陳真 2019. 07. 03. <text:line-break/><text:line-break/><text:line-break/>如果不是半年前韓國瑜憑一人之力，打下一片江山，國民黨老早已經從加護病房直接送太平間。這黨很奇怪，黨有難，大家就做鳥獸散，龜公大老們的龜頭更是不知道縮到哪了。可是，當韓國瑜拯救了一整個黨之後，大老們的龜頭卻馬上又伸得老長，你爭我奪還不打緊，而且打韓黑韓比敵人還凶狠。郭台銘之種種無恥卑鄙的行徑就不用說了，目前看來，就連王金平和朱立倫也一樣機關算盡。 <text:line-break/><text:line-break/>人稱王金平是喬王、老狐狸，這話很難聽，卻是事實；擅於密室協商、暗盤運作，明的一套，暗的又一套；所謂人前手牽手，背後要下什麼手就不好說了。他今天大張旗鼓召開記者會，說民進黨已經準備挺韓國瑜出線，因為韓國瑜比較弱，比較好打，國民黨將會重演換柱事件，因此呼籲黨中央立即停辦初選云云。 <text:line-break/><text:line-break/>你看，很毒吧，政治真不是人幹的事業，硬是把黑的說成白，白的說成黑。韓國瑜倘若比較弱，藍綠怎麼會幾個月來每天聯手照三餐抹黑他呢？王金平或民進黨以為大家全是白癡嗎？可是，很可悲的是，大家並非 "全＂是白痴，但白痴的數量確實非常多。因此，這樣一種擺明為郭拉票的睜眼瞎話依然會有很大作用；故意和民進黨演雙簧，表面上呼籲大家不要中了民進黨 "挺瑜" 的計，其實就是要叫大家卡韓挺郭。 <text:line-break/><text:line-break/>至於國民黨初選會不會做票？在過去我不敢說。但是這回肯定會，因為這些龜公們太想當總統了，特別是郭台銘疑慮最高，連整個黨、整個媒體都可以買下了，區區上千通電話決勝負的所謂民調，哪有可能不染指？有錢不一定會做壞事。但是小人有錢往往就會使壞，郭台銘在過去這幾個月來之無所不用其極的抹黑手段，已經證明了這一點。 <text:line-break/><text:line-break/>在幾個月前，吳敦義就曾經說 "民調做假太容易了＂，他還詳細說明了如何做假。比方說，先把電話打一遍，挑出哪些電話屬於誰的票，然後再來建立所謂抽樣。吳敦義說，就算某甲的民調是某乙的兩三倍也沒用，樣本已經動過手腳，屬於某甲的票早已被大量排除，而某乙的票卻構成樣本主體，看你要怎麼民調，某乙還是穩贏。 <text:line-break/><text:line-break/>吳敦義在這一點上很誠實。不過他講的做假方法只是很多種方法之一。我不相信這些小人會乾乾淨淨地選舉。這幾個月來都已經如此不擇手段，豈有可能在期末考不作弊？ <text:line-break/><text:line-break/>過去的國民黨和現在的民進黨，就其主要組成份子來說，基本上就是同一個黨。這些人都是做票高手。台灣的選舉就是這麼回事，差別只是在於做得狠不狠，做了多少票；是數量問題，而不是會不會做票的問題。 <text:line-break/><text:line-break/>在這種既定的選舉文化下，掌握資源較少的一方，若要贏，只有一個可能，那就是要贏很多很多，多到讓他無法靠著做票翻盤。 <text:line-break/><text:line-break/>在議員或立委的黨內初選層次，做票風氣與傳聞很盛，但是在總統大選的層次上，做票就比較難，因為不容易下手，但是這回的國民黨總統初選卻是史無前例，特別有此疑慮。原因有二： <text:line-break/><text:line-break/>一，從未見過一個黨，居然不擇手段拼命想消滅自己黨內的人氣王牌及其支持者。 <text:line-break/><text:line-break/>二，從未有過一個候選人富可敵國，財產以幾千億計算。錢不是萬能，鈔票買不了一顆人心，但他其實不需要買你的心，只需要做你的票就行。 <text:line-break/><text:line-break/>各位不妨拿起計算機按一按，想像一下幾千億是什麼樣的一種概念。而且，就如我之前所說，買賣往往不是一手交錢一手交貨，那是小混混買賣安非他命的幹法。大老闆的買賣怎麼可能會那麼不體面呢？大老闆的買賣也不是僅僅什麼花幾億跟媒體買廣告做行銷。你想，光是鴻海底下就有十幾個子公司或是控股公司，有多少供你輕鬆賺錢的機會？ <text:line-break/><text:line-break/>我沒有證據，不敢直說，但你看過去或現在無數政治人物或其支持者們怎麼賺錢？股神扁嫂吳淑珍就是一例；大老闆要進貢你或犒賞你很容易，只要給你一些暗示就行，你就知道何時要趕緊去買哪間公司的股票，也許幾個億就賺到了。政治人物或很多擅於與權貴往來的名嘴們不都是這樣嗎？ <text:line-break/><text:line-break/>我不是說郭台銘會這樣，亦無絲毫暗示之意；我只是想說，大老闆的買賣不是像一般人所以為的那樣，不是什麼把錢交給誰然後要他去辦事那樣粗糙可笑，更多時候是一種利益關係的建立、結盟與輸送。那畢竟是多少人夢寐以求的一種人際關係。 <text:line-break/><text:line-break/>這其實也說明了為何像唐湘龍、趙少康等等名嘴寧可摧毀自己的聲譽與言論可信度，也還是要眛著良心整天黑韓挺郭，無所不用其極，當然不會只是一次性地僅僅為了一筆錢或一筆生意。 <text:line-break/><text:line-break/>至於股票上的暗示，生活周遭太多例子。我們無法明說是因為沒有證據，或是有證據但其實也不敢講，因為這些證據無非就是人證，當事人當然不可能自己跳出來指控自己得到什麼內線消息。 <text:line-break/><text:line-break/>另外，插播一個基本觀念。很多人挺郭，原因是說他既然能賺那麼多錢，一定很有什麼國際觀或經濟概念。這完全是誤解。 <text:line-break/><text:line-break/>小時候，我家隔壁一條街開了一間香腸店，店面大約兩坪大，很小一間，類似雜貨店那種規模，但生意很好。現在已經快要變成上市公司了，橫跨海內外。我承認香腸店老闆很有錢，但若要說他多麼懂得產業政策或經濟概念，那就見鬼了。 <text:line-break/><text:line-break/>這就好比說我稱得上是車神，開車技術一流，每次看街上這些凡夫俗子那種開車能力，我就無語問蒼天。可是，車子開得再好，我迄今連機油要加入哪個孔都搞不清楚。開車是一回事，機械原理又是另一回事。你看郭董談經濟，就知道這是個傻逼，大外行。他懂的僅僅是某個很小領域的買賣實況，跟整體產業或經濟政策能力八竿子打不著一點邊。 <text:line-break/><text:line-break/>就好比方說科學家很多，但是，這些人對於科學哲學卻完全外行。如果念過大學就算是知識份子，那麼，知識份子數以億計，可是，幾個人懂得知識論（epistemology）？幾乎是零吧，除非是念哲學的。 <text:line-break/><text:line-break/>我不是說郭董對經濟或產業政策、貨幣政策很外行而其他候選人很內行，而是說，大家在這一點上其實能力和知識都差不多，都一樣外行（朱立倫除外）。這些專業上的事，終究得委由專家來提供協助。倘若以為一個人很有錢，就是很懂經濟，那是一種很可笑的大媽式誤解。</text:p>
      <text:p text:style-name="P1"/>
      <text:p text:style-name="P2">陳真   |  2019.07.03 01:56   |   <text:a xlink:type="simple" xlink:href="http://palinfo.habago.org/Entry?Command=Information_PrintForum#FORUM37625"><text:span text:style-name="T1">#</text:span></text:a></text:p>
      <text:p text:style-name="P3">力挺管中閔 韓國瑜：我是台灣人，我們不能再沉默。 <text:line-break/><text:line-break/>2019-07-02 <text:line-break/><text:line-break/>聯合報 記者蔡孟妤 <text:line-break/><text:line-break/>挺台大校長管中閔，高雄市長韓國瑜今晚在臉書發文說，今天的台灣，沒有民主自由、沒有公平正義，只有一個「順我者昌、逆我者亡」的綠色執政，只有一群「以民主進步之名、行專制退步之實」的國之妖孽。他也和管一樣被一群喝著納稅人的血、吃著反對者的肉的豺狼虎豹起而攻之，更可怕的是，整個台灣在這些豺狼虎豹的手上停滯虛耗，台灣2300萬人民，除了少數的既得利益者，誰不是這些爭權奪利招招狠、治理國家沒半步的受害者？ <text:line-break/><text:line-break/>韓國瑜臉書發文「我是台灣人，我們不能再沉默。」當他從電視上看到管中閔校長孤寂落寞、卻又堅毅不屈的身影時，他覺得台灣引以為傲的民主自由又有一塊角落轟然坍塌。 <text:line-break/><text:line-break/>韓國瑜說，今天是中華民國108年7月2日。今天的台灣，沒有民主自由、沒有公平正義，只有一個「順我者昌、逆我者亡」的綠色執政，只有一群「以民主進步之名、行專制退步之實」的國之妖孽。 <text:line-break/><text:line-break/>他說，他也走過和管一樣的路，「匹夫無罪、懷璧其罪的我們，被一群喝著納稅人的血、吃著反對者的肉的豺狼虎豹起而攻之，其實這些並不可怕，真正可怕的是，我們親眼目睹許多才德兼備的治國人才都在這些豺狼虎豹的利爪中埋沒退場，我們也親眼目睹著整個台灣在這些豺狼虎豹的手上停滯虛耗，我們更清楚地看到，台灣2300萬人民，除了少數的既得利益者，誰不是這些爭權奪利招招狠、治理國家沒半步的受害者？」 <text:line-break/><text:line-break/>韓國瑜並分享德國神學家馬丁·尼莫拉(Martin Niemöller)的詩《First They Came...》 <text:line-break/><text:line-break/>「起初，納粹抓共產黨人的時候， <text:line-break/><text:line-break/>我沉默了，因為我不是共產黨人。 <text:line-break/><text:line-break/>當他們抓社會民主主義者的時候， <text:line-break/><text:line-break/>我沉默了，因為我不是社會民主主義者。 <text:line-break/><text:line-break/>當他們抓工會成員的時候， <text:line-break/><text:line-break/>我沉默了，因為我不是工會成員。 <text:line-break/><text:line-break/>當他們抓猶太人的時候， <text:line-break/><text:line-break/>我沉默了，因為我不是猶太人。 <text:line-break/><text:line-break/>最後當他們來抓我時， <text:line-break/><text:line-break/>再也沒有人站出來為我說話了。」 <text:line-break/><text:line-break/>韓國瑜說，管中閔先生說他希望是受到政治迫害的最後一個人，「我也希望他是，但我知道他不是，除非我們一個一個願意站出來，願意為這個不願同流合汙、不願屈服強權的台大校長站出來發聲，不只是為了台灣的校園民主、不只是為了台灣的司法正義、不只是為了台灣的民主自由，更是為了有一天當你擋了這些豺狼虎豹的財路而被窮追猛打的時候，也會有2300萬人為了你的清白無辜、你的尊嚴權利站出來發聲」。「我是台灣人，我挺管校長。我是台灣人，我們不能再沉默。」</text:p>
      <text:p text:style-name="P2">陳真   |  2019.07.03 01:13   |   <text:a xlink:type="simple" xlink:href="http://palinfo.habago.org/Entry?Command=Information_PrintForum#FORUM37624"><text:span text:style-name="T1">#</text:span></text:a></text:p>
      <text:p text:style-name="P4">卡韓政變 (103)： 我心裏有一架鋼琴 <text:line-break/><text:line-break/>陳真 2019. 07. 03. <text:line-break/><text:line-break/><text:line-break/>這一篇得參照 "卡韓政變" 系列編號 99之 "法律做為傷害異己工具的兩種方式"。我在那篇文章裏頭說： <text:line-break/><text:line-break/>"所謂查水表，就是在你的工作上拼命尋找各種麻煩，看能不能找到什麼疏忽或細小違規之處，然後把它擴大解釋，進而把你繩之以法。" <text:line-break/><text:line-break/>我在那文章中還說，查水表通常是針對 "非公眾人物"。不過，民進黨顯然比國民黨還要齷齪，連公眾人物也照查不誤，嘴臉相當難看。你看，台大校長管中閔就被查水表了，不但查，而且居然一查20年，蛛絲馬跡都不放過；找不到違規證據就自己認定，說你有罪就有罪，並且採公審方式，藉以當眾羞辱之，同時殺雞儆猴。 <text:line-break/><text:line-break/>這樣一種戒嚴年代的荒唐行徑，居然公然為之。你難道還真以為這些為惡者及其文人走狗們真的不懂得文明的道理嗎？當然不是。他們擺明就是要整死你。 <text:line-break/><text:line-break/>你看，台灣唯一主張兩岸統一的節目 "夜問打權" (其實這節目我看不下去，太八股)，似乎因為政治壓力被停掉。那些每天高喊追求百分之百言論自由、熱愛民主與法治的綠色文人們卻居然說 "如果有拿錢，就不是言論自由"。他媽的這些鳥人真是很敢講，什麼鳥話也講得出口。難道你還真以為這些為惡者及其文人走狗們真的不懂得文明的道理？當然不是。他們擺明就是要整死你。 <text:line-break/><text:line-break/>報載：公務員懲戒委員會今天就管中閔涉嫌所謂違反公務員服務法之「禁止兼職」規定，公開審理。管中閔在庭上發佈聲明指出，這是蔡政府進一步的政治迫害。為了尋找違法證據，這群迫害者從國稅局調閱近二十年的所得稅資料，逐筆檢視，並要求各單位交代往來細節；甚至包括他未擔任公務人員的時期，根本非監察權行使範圍，嚴重侵犯個人隱私，枉顧事實，強行定罪，進行彈劾。 <text:line-break/><text:line-break/>管中閔表示，他今天之所以必須站在這裡受審，源頭就是台大校長遴選結果不為少數有權勢者所喜，否則怎麼會有長達一年、鋪天蓋地的政治抹黑？怎麼會有立法院以「退回預算」來要求教育部不可接受遴選結果？怎麼會有教育部對遴選結果的多番刁難？怎麼會有兩次針對他個人的「跨部會諮詢專案小組會議」？怎麼會有台北地檢署的傳訊？又怎麼會有後來監察院的調查？監察院今年1月15日通過的彈劾，不過是所有政治追殺都不成功後的另一次迫害。管中閔表示："希望我是政治迫害的最後一人"。 <text:line-break/><text:line-break/>管中閔當然不會是政治迫害的最後一人。而且，依我看，這不但不會是最後一人，而是剛拉開序幕而已；人渣黨只會越來越肆無忌憚，為所欲為。 <text:line-break/><text:line-break/>我始終想強調的是：不管島內島外，所有那些來自西方及其走狗的什麼追求自由與民主等等等，全是鬼話，全是傷害異己的工具；動輒高唱民主與自由者，其實無一善類。他們不是真的不懂得文明的道理，而是擺明就是要整死你。 <text:line-break/><text:line-break/>因此，道理只能講給那些或許還有救的人聽。但是，種種政治現實擺明就是要你死，沒有道理可講。能制止為惡者，唯有力量。力量包括權力和武力，這兩樣東西我們一般人都沒有，但我們卻有比這更有力量的東西，那就是良善與勇氣。就如甘地所說，"只要走在良善的道路上，總有一天就會走到目的地"。雖然我不知道 "總有一天" 究竟是哪一天，是五十年或兩百年後？還是一千年、一萬年？對於未來，也許需要的並不是關於所謂勝負的信心，而是對於美麗人事物的愛。 <text:line-break/><text:line-break/>後記： <text:line-break/><text:line-break/>很多很多很多年以來，我好像從沒當過一天的正常人，每當我感到冤屈、無助、孤獨而痛苦，我就常想起王洛賓那段話："我心裏有一架鋼琴，手斷了，心還在彈，沒有人能使我離開音樂"。 <text:line-break/><text:line-break/>因為每晚得徹夜照顧小孩，睡眠嚴重不足，但是一逮到時間，我還是會儘可能拖著疲憊的身子往電影院跑，就好像汽車需要加油一樣。這幾天已經看了兩遍 "寄生上流"，打算再看個幾遍。這電影真是超好笑，但心裏卻也說不出的悲傷與感動。藝術是一種無法轉述的東西，只能各人心領神會。這裏有一段片中音樂，作者是韓國的天才音樂家鄭在日，演奏者姜異彩： <text:line-break/><text:line-break/>https://www.youtube.com/watch?v=EwniUmkngnc <text:line-break/><text:line-break/>你聽，美麗的聲音即使無人聞問，依舊美麗對吧？就算全世界70億人都說這曲子很難聽，我還是由衷愛戀，我不需要成為多數。權力競逐有勝有負，但善惡美醜自身就是它的獎賞與懲罰；當下已報，不用等到未來。 <text:line-break/><text:line-break/>現實之未來太遙遠，我等不到，也不打算等，當下這一切美好，於願已足。 </text:p>
      <text:p text:style-name="P1"/>
      <text:p text:style-name="P5"><text:span text:style-name="T4">陳真</text:span><text:s/>  |  2019.07.02 02:57   |   <text:a xlink:type="simple" xlink:href="http://palinfo.habago.org/Entry?Command=Information_PrintForum&amp;iPage=1#FORUM37621"><text:span text:style-name="T1">#</text:span></text:a></text:p>
      <text:p text:style-name="P6">卡韓政變<text:span text:style-name="T5"><text:s/>(101)</text:span>：別想佔了韓流的便宜又賣乖<text:span text:style-name="T5"><text:s/><text:line-break/><text:line-break/></text:span>陳真<text:span text:style-name="T5"><text:s/>2019. 07. 02. <text:line-break/><text:line-break/><text:line-break/></text:span>報載：<text:span text:style-name="T5"><text:s/><text:line-break/><text:line-break/>"</text:span>國民黨下周日<text:span text:style-name="T5">(7</text:span>月<text:span text:style-name="T5">7</text:span>日<text:span text:style-name="T5">)</text:span>將號召群眾，上凱道抗議公投法修法，黨內所有總統初選參選人都會參加，原本是展現團結的場合，但高雄市長韓國瑜的粉絲，卻發起反動員，例如知名音樂人劉家昌，就在臉書貼文，呼籲韓家軍一個都不要去。<text:span text:style-name="T5">" <text:line-break/><text:line-break/></text:span>我覺得劉家昌講得一點也沒錯，這是一個陷阱圈套，是專門為郭台銘所量身打造，為其造勢。造完勢的隔天就開始進行國民黨初選民調，你難道還看不出來吳敦義領導下的這個王八黨安些什麼心？<text:span text:style-name="T5"><text:s/><text:line-break/><text:line-break/></text:span>國民黨的權貴<text:span text:style-name="T5">(</text:span>或說菁英<text:span text:style-name="T5">)</text:span>色彩很重，跟基層始終離得很遠，向來不屑跟群眾為伍<text:span text:style-name="T5"><text:s/>(</text:span>韓國瑜是唯一例外<text:span text:style-name="T5">)</text:span>，也幾乎從來不在任何議題上著墨。這其實也是為什麼台灣的社運始終是民進黨的禁臠、為其所操控的原因。藍的向來對各種社會議題不理不睬，彷彿天生高貴，不願走入基層，不願與群眾一起發聲；彷彿天生就是執政者，不願爭取，不願抗爭，只打算在每件事情上當領導、做決策。<text:span text:style-name="T5"><text:s/><text:line-break/><text:line-break/></text:span>台灣的藍色政黨幾乎都是這樣，包括新黨也是，很高貴，身段很高，始終等著別人寄履歷表來應徵那樣一種高高在上的姿態。民進黨則剛好相反，非常積極拉攏、挖掘、組織與栽培散落各地的支持者，甚至三顧茅廬主動求才。你看，我根正苗<text:span text:style-name="T5"><text:s/>"</text:span>綠<text:span text:style-name="T5">"</text:span>，黨外血統純正，社運先軀，民主先烈，卻幫藍營發聲<text:span text:style-name="T5">20</text:span>幾年，至今不曾有任何藍營的當權者跑來找我。反之，今天假若我是為綠營發聲，保證局面絕不是這樣。<text:span text:style-name="T5"><text:s/><text:line-break/><text:line-break/></text:span>我想說的是，當我看到報紙寫說國民黨<text:span text:style-name="T5">7</text:span>月<text:span text:style-name="T5">7</text:span>日要辦群眾示威集會爭取公投權利，我當下還以為是假新聞，因為這完全不是國民黨的作風，它哪會舉辦什麼示威抗爭？國民黨更不會在乎什麼公投。這純粹就是刻意選在初選民調前夕的一場秀，為郭董造勢。因為，倘若國民黨真心想爭取公投的合理權利，應該是在初選之後、大選之前再來舉辦群眾抗爭才對，而不是刻意選在初選前夕。<text:span text:style-name="T5"><text:s/><text:line-break/><text:line-break/></text:span>韓粉支持的是韓國瑜，不全然支持國民黨，但是國民黨目前的當權者卻擺明是郭董企業的員工，韓粉別傻到去幫選舉過程中極其卑劣無恥的郭董抬轎。<text:span text:style-name="T5"><text:s/><text:line-break/><text:line-break/></text:span>我始終相信錢的力量，相信錢可以買下很多東西，包括買下幾乎所有媒體，買下名嘴，買下政客，但我沒想到原來錢也可以買下一個黨。為什麼我這麼說呢？因為郭董根本不具參加初選的資格，但他有錢，所以黨就為他公然開了後門。還有，國民黨向來不是主張九二共識嗎？郭董強烈反對，於是黨也就跟著郭老闆轉向了。<text:span text:style-name="T5"><text:s/><text:line-break/><text:line-break/></text:span>韓國瑜是國民黨員，也是總統黨內初選之參選人，郭董卻再三公開指控韓國瑜是中共的傀儡，被中共所操控。依照國民黨的內規，這樣一種黨內抹黑是應該撤銷參選資格的，但黨居然也無所謂了，跟著郭老闆轉向了，拼命黑韓卡韓，無所不用其極。<text:span text:style-name="T5"><text:s/><text:line-break/><text:line-break/></text:span>金錢的力量實在很大，超乎我的想像。一個具有幾千億財產的人，光是一天的利息，就足以讓任何一個人吃上一輩子。在一般人看來的天文數字，對郭老闆來說卻只是一個零頭。這場金錢戰爭，十天內就會有個勝負。基本上我不敢期待韓國瑜會勝出，因為天曉得金錢的力量是不是也能滲透進所謂民調的過程之中。<text:span text:style-name="T5"><text:s/><text:line-break/><text:line-break/></text:span>但我沒有得失心，韓勝也好，敗也罷，都無所謂。於公，韓勝最好。於私，最好落敗。但是，不論勝負，郭老闆也好，國民黨也罷，可別想佔了韓流的便宜又賣乖；一方面拼命打壓韓流、抹黑韓國瑜，一方面卻又想要把韓流轉變為郭流。我相信，金錢的力量絕不至於大到可以轉變人心。</text:p>
      <text:p text:style-name="P5"><text:span text:style-name="T4">王立雯</text:span><text:s/>  |  2019.07.02 00:26   |   <text:a xlink:type="simple" xlink:href="http://palinfo.habago.org/Entry?Command=Information_PrintForum&amp;iPage=1#FORUM37620"><text:span text:style-name="T1">#</text:span></text:a></text:p>
      <text:p text:style-name="P7"><text:span text:style-name="T4">不好意思，第二則新聞出處的網址為</text:span><text:s/><text:line-break/>https://udn.com/news/story/120536/3892120 <text:line-break/><text:line-break/><text:span text:style-name="T4">忘了貼上來源，在此補上。</text:span><text:s/></text:p>
      <text:p text:style-name="P5"><text:span text:style-name="T4">王立雯</text:span><text:s/>  |  2019.07.02 00:18   |   <text:a xlink:type="simple" xlink:href="http://palinfo.habago.org/Entry?Command=Information_PrintForum&amp;iPage=1#FORUM37619"><text:span text:style-name="T1">#</text:span></text:a></text:p>
      <text:p text:style-name="P6"><text:span text:style-name="T5">&lt;</text:span>卡韓有感而發<text:span text:style-name="T5">&gt; <text:line-break/></text:span>對於最近罷免韓國瑜連署行動著實感到憤怒、可悲。<text:span text:style-name="T5"><text:s/><text:line-break/></text:span>可以看的出來韓國瑜很努力地想讓高雄變好<text:span text:style-name="T5">,</text:span>致力於高雄市政。<text:span text:style-name="T5"><text:s/><text:line-break/></text:span>簽魚貨蔬果訂單<text:span text:style-name="T5">,</text:span>將高雄貨物賣出、鋪馬路、清汙等<text:span text:style-name="T5">,</text:span>都是讓高雄市民有感的<text:span text:style-name="T5"><text:s/><text:line-break/></text:span>做了這麼多<text:span text:style-name="T5">,</text:span>還是遭到四面八方的攻擊<text:span text:style-name="T5">,</text:span>甚至發起罷免韓國瑜的連署活動。<text:span text:style-name="T5"><text:s/><text:line-break/></text:span>至於那些真正尸位素餐<text:span text:style-name="T5">,</text:span>貪得無厭的政客反而高枕無憂<text:span text:style-name="T5"><text:s/><text:line-break/><text:line-break/></text:span>曾經和朋友談到政治<text:span text:style-name="T5">(</text:span>當時的總統是馬英九<text:span text:style-name="T5">), <text:line-break/></text:span>深綠的朋友說<text:span text:style-name="T5">,</text:span>馬英九卸任後一定會逃到美國去<text:span text:style-name="T5">, <text:line-break/></text:span>我當時聽了實在覺得很無言<text:span text:style-name="T5">,</text:span>我說這事不可能。<text:span text:style-name="T5"><text:s/><text:line-break/></text:span>我一直以為大家<text:span text:style-name="T5">(</text:span>包括綠營的人<text:span text:style-name="T5">)</text:span>都明白綠營拿國民黨賣台、統獨等議題操弄選舉，這是眾所皆知的<text:span text:style-name="T5">,</text:span>很明顯的是為了選票。<text:span text:style-name="T5"><text:s/><text:line-break/></text:span>結果<text:span text:style-name="T5">,</text:span>這位深綠的朋友說出這樣的話<text:span text:style-name="T5">, <text:line-break/></text:span>讓我明白，也很驚訝，原來真的有<text:span text:style-name="T5">(</text:span>綠營的<text:span text:style-name="T5">)</text:span>人打從心裡深信民進黨這些荒謬的政治語言<text:span text:style-name="T5">,</text:span>更遑論阿扁的建國基金一說。<text:span text:style-name="T5"><text:s/><text:line-break/><text:line-break/></text:span>最近<text:span text:style-name="T5">,</text:span>韓國瑜頒獎給學生時<text:span text:style-name="T5">,</text:span>遭到幾位學生諷刺<text:span text:style-name="T5">,</text:span>其中有位拿著<text:span text:style-name="T5">"</text:span>為什麼愛說謊<text:span text:style-name="T5">"</text:span>的書<text:span text:style-name="T5">, <text:line-break/></text:span>此書因此在博客來網站大賣。<text:span text:style-name="T5"><text:s/><text:line-break/></text:span>然後又看到臉書朋友語帶諷刺地分享了博客來網站的連結<text:span text:style-name="T5">:"</text:span>對不起，它真的已經絕版！！<text:span text:style-name="T5">" <text:line-break/></text:span>對此甚感得意。<text:span text:style-name="T5"><text:s/><text:line-break/><text:line-break/></text:span>每每看到這些現象<text:span text:style-name="T5">,</text:span>心裡總想著<text:span text:style-name="T5">: <text:line-break/></text:span>真的<text:span text:style-name="T5">,</text:span>很多人總是傷害真正做事的人<text:span text:style-name="T5">,</text:span>而對於真正傷害人民的無恥政客卻反而高聲擁戴。<text:span text:style-name="T5"><text:s/><text:line-break/><text:line-break/>------------------- <text:line-break/></text:span>新聞連結<text:span text:style-name="T5">:https://www.ettoday.net/news/20190624/1474327.htm <text:line-break/><text:line-break/></text:span>學生輪番諷刺韓國瑜<text:span text:style-name="T5"><text:s/></text:span>教師讚：大家全都醒了<text:span text:style-name="T5">...</text:span>多棒！<text:span text:style-name="T5"><text:s/><text:line-break/><text:line-break/></text:span>高雄市長韓國瑜近日在高雄市內的各國高中頒發市長獎，從<text:span text:style-name="T5">19</text:span>日被一名中山國中應屆畢業生嗆聲「不要讓你的感性壓過理性」後，接連幾天都有學生發揮創意嘲諷韓國瑜。港和國小教師劉育豪稱讚，「畢業典禮何其無聊，這麼一搞，大家全都醒了，多棒」。<text:span text:style-name="T5"><text:s/><text:line-break/><text:line-break/></text:span>劉育豪昨（<text:span text:style-name="T5">24</text:span>）日在臉書上提出<text:span text:style-name="T5">4</text:span>點思考，第一，認為市長與學生在面對權力上的巨大落差時，用文化干擾是種可行形式，在無聊的畢業典禮上，讓大家全都「醒了」。第二，從<text:span text:style-name="T5">19</text:span>日那天中山國中學生的經驗可以發現，直接發言會被撥開、「溜之大吉」衣服穿在身上會提早被看到，所以拿著書的隱蔽性最高，完全出其不意，這是形式的進步，也呈現了孩子的創意能量完全強壓大人。<text:span text:style-name="T5"><text:s/><text:line-break/><text:line-break/></text:span>第三，今年的國三、高三畢業生在<text:span text:style-name="T5">2</text:span>至<text:span text:style-name="T5">5</text:span>年後即有投票權，劉育豪說「我可以大膽預估，只要明年總統大選不落入<text:span text:style-name="T5">KMT</text:span>手中，未來會是長期的綠色執政」。第四，以性別角度觀之，嗆聲者目前還沒有女生的現身，劉育豪認為，這或許反應出「政治乃男人之事，女人最好莫涉」刻板文化。他最後呼籲「反骨女孩兒快點站出來」。<text:span text:style-name="T5"><text:s/><text:line-break/><text:line-break/></text:span>而湊巧的是，今日韓國瑜到新莊高中合影時，一名仁武高中的女學生就在獎狀中設立機關，在上台後才從獎狀背後抽出「做好做滿」大字報。亦有一名中華藝校的陳姓女同學和高雄市長韓國瑜合影時拿出登革熱傳單「防蚊四寶」，希望藉此提醒市長做好防疫工作。<text:span text:style-name="T5"><text:s/><text:line-break/><text:line-break/></text:span>劉育豪認為，韓國瑜雖然還沒讓高雄發大財，倒是已經促發各國高中學生積極上進的讀書動力，因為未來幾年拿得到模範生或市長獎的孩子，都有「成名<text:span text:style-name="T5">15</text:span>分鐘」的機會。並補充道，「不要說嗆韓的孩子是在跟流行，事實上那需要多少勇氣，就算有機會也不敢做的你是不會懂的」。<text:span text:style-name="T5"><text:s/></text:span></text:p>
      <text:p text:style-name="P5"><text:span text:style-name="T4">王修亮</text:span><text:s/>  |  2019.07.01 18:37   |   <text:a xlink:type="simple" xlink:href="http://palinfo.habago.org/Entry?Command=Information_PrintForum&amp;iPage=1#FORUM37618"><text:span text:style-name="T1">#</text:span></text:a></text:p>
      <text:p text:style-name="P8">我一直認為自己是個笨拙的人，做事只能專注於一件事，在做這件事的當下，我整個身心都灌注著，無法切割暫停。<text:span text:style-name="T5"><text:s/><text:line-break/></text:span>所以教國小四十年，我已經養成一種態度：看到任何事物，腦海會自動搜尋它與國小課程的相關性，分門別類地納入整體教材之中。<text:span text:style-name="T5"><text:s/><text:line-break/><text:line-break/></text:span>這個過程並非簡單的分類，而是極為複雜的轉化。<text:span text:style-name="T5"><text:s/><text:line-break/><text:line-break/></text:span>這個事件的知識與概念何在？<text:span text:style-name="T5"><text:s/><text:line-break/></text:span>從國小一年級到六年級，在不同學習階段與那些課程相關？<text:span text:style-name="T5"><text:s/><text:line-break/></text:span>在不同年級該如何轉化？<text:span text:style-name="T5"><text:s/><text:line-break/></text:span>在生活新聞與歷史上有那些真實的例子可以對照比較？<text:span text:style-name="T5"><text:s/><text:line-break/></text:span>相關的文學藝術美感創作呢？<text:span text:style-name="T5"><text:s/><text:line-break/></text:span>引導的起手式和順序如何排列？<text:span text:style-name="T5"><text:s/><text:line-break/></text:span>學生可能有哪些反應、問題？<text:span text:style-name="T5"><text:s/><text:line-break/></text:span>在鬆散的課堂上又如何歸納到大目標與整體課程？<text:span text:style-name="T5"><text:s/><text:line-break/></text:span>和課程前置如何連結？<text:span text:style-name="T5"><text:s/><text:line-break/></text:span>後續又與哪個概念相關？<text:span text:style-name="T5"><text:s/><text:line-break/></text:span>我如何取捨一切？<text:span text:style-name="T5"><text:s/><text:line-break/><text:line-break/></text:span>這種思考久了當然也會逐漸形成另一個自我質疑：<text:span text:style-name="T5"><text:s/><text:line-break/></text:span>我為甚麼如此取捨、選擇，這樣編寫課程與教材教法？<text:span text:style-name="T5"><text:s/><text:line-break/></text:span>從幼稚園大班到國中後的相互銜接，整體國小教育的目標何在？<text:span text:style-name="T5"><text:s/><text:line-break/></text:span>學生的身心發展如何與這事件的課程相關？<text:span text:style-name="T5"><text:s/><text:line-break/><text:line-break/></text:span>不是從「兒童發展心理學」課本上讀過就夠了，課堂擺在我前面，睜著清亮或黯淡眼光的孩子們，不同家庭情境不同孩子的內心與外在發展，如何與我設計的課程相關？<text:span text:style-name="T5"><text:s/><text:line-break/></text:span>從民國八十四年國小課程標準修訂到九年一貫能力指標，再到課綱的轉變，這些學者的高闊理論，政客的私心，和真實面對學生的我，如何增刪轉換，力求均衡？<text:span text:style-name="T5"><text:s/><text:line-break/><text:line-break/></text:span>睡夢到清醒，腦中的運轉早已自然而然。<text:span text:style-name="T5"><text:s/><text:line-break/><text:line-break/></text:span>對我來說，從四十五年前開始，生命中逐漸只剩下理念、課程、教材與教法。<text:span text:style-name="T5"><text:s/><text:line-break/></text:span>我已經非常久沒有自我的生活，沒有自我的鬆弛與寧靜。<text:span text:style-name="T5"><text:s/><text:line-break/><text:line-break/></text:span>我很對不起自己的孩子，雖然母性是更強的本能，但是我因此極少能對熊姐理性思考。親情的確是全然的感性，但生活中仍然有許多行為實踐是必須理性思考的，甚至必須是刻意設計過的，否則孩子不會相信我真的很愛她。<text:span text:style-name="T5"><text:s/><text:line-break/></text:span>而我所有的生活都被教學的各式問題充塞著，常常無暇顧及她。我帶他去的地方都是為了教學的踏查地點，我和他閱讀的書，都是為了需要給學生閱讀。<text:span text:style-name="T5"><text:s/><text:line-break/></text:span>幸好熊姐溫和而體貼，他很愛我，而且很理性，很努力的幫我倆找方法。<text:span text:style-name="T5"><text:s/><text:line-break/></text:span>這是天命對我最大的恩惠。<text:span text:style-name="T5"><text:s/><text:line-break/><text:line-break/></text:span>我也很難在生活中表達自我，只剩下教育溝通。<text:span text:style-name="T5"><text:s/><text:line-break/></text:span>繪畫是我天賦的表達方式，少年時美感與我是一體的，結婚後為了丈夫而放棄，中年後為了學生而放棄。偶而隨筆塗鴉，呈現的只是惘然。<text:span text:style-name="T5"><text:s/><text:line-break/></text:span>當然都是我自己的選擇。<text:span text:style-name="T5"><text:s/><text:line-break/><text:line-break/></text:span>這並非我不喜歡教學，我喜歡教學，喜歡學生，喜歡師生之間永無窮盡的互動驚喜，深知這是我的天命，我的專業。<text:span text:style-name="T5"><text:s/><text:line-break/></text:span>或者，我認為對國小教師來說，教學與生活本來就無可切割？<text:span text:style-name="T5"><text:s/><text:line-break/></text:span>也不對，教學本來不應該會使教師失去自我與家庭。<text:span text:style-name="T5"><text:s/><text:line-break/><text:line-break/></text:span>很多年來，我都認為自己是個笨拙的人，才使生活、自我、孩子無能兼顧。一直到近年進入自學體系，我才慢慢醒悟，這狀況的形成，固然有我自己的笨拙，但最大的原因，是國家政策對國小教育的苛薄與忽視。<text:span text:style-name="T5"><text:s/><text:line-break/></text:span>自學課程我從一個班開始，今年開到第三個班，一星期六個多小時，三種不同課程，從設計到評量，我盡心盡力，兩小時課程大約以四小時多可以準備好，再用二、三小時寫心得、評量。生活猶有餘暇，可以和熊姐讀讀書，聊聊時事，散步談心。<text:span text:style-name="T5"><text:s/><text:line-break/></text:span>這樣估量起來，國小教師每天最大的課程負擔量，應該不能超過四節課。<text:span text:style-name="T5"><text:s/><text:line-break/></text:span>目前國小教師每星期課程數應該還在二十四堂課以上，還不論導師的留守教室時間。這樣沉重的負擔，不可能讓教師喘息，遑論保有自我，更遑論對課程反省思考設計。<text:span text:style-name="T5"><text:s/><text:line-break/><text:line-break/></text:span>如果說：因為現在的國小教師都沒有負擔相對的責任，所以不值得給予寬鬆的時間，那更該改變的，不就是教師培訓的方式與課程嗎？在培訓階段就應該養成教師的負責態度與能力，使教師得以深刻認知義務教育的意義，學習課程設計的概念與方法，因材施教的為自己學生設計課程。<text:span text:style-name="T5"><text:s/><text:line-break/></text:span>然後給予實務教師充分的時間。<text:span text:style-name="T5"><text:s/><text:line-break/></text:span>學生是教育的目的，教師則是教育之本，不能只將教師培訓成「傳遞課程者」，讓學者設計理論，菁英設計課程，教師只有依照指引傳遞教育的能力。教師若不能從理論到實務，教育就無根本。教師應該是「創造課程者」。<text:span text:style-name="T5"><text:s/><text:line-break/><text:line-break/></text:span>而所謂的創造課程，並非只是在技巧上玩花樣，那是末節，教師要擁有教育理念架構的能力，從義務教育的定義到整體理念的架構，技巧與方法只是花俏的變化，只要理念貫通，只有一張紙、一支筆，教師都有能力讓孩子學得活潑有趣。<text:span text:style-name="T5"><text:s/><text:line-break/><text:line-break/></text:span>這幾十年的教改，一直強調孩子的創意與個性，卻完全忽略教師的創意與個性。<text:span text:style-name="T5"><text:s/><text:line-break/></text:span>台灣在教育上，從來沒有「務本」，不論是根本或是成本。<text:span text:style-name="T5"><text:s/><text:line-break/><text:line-break/></text:span>沒有務本的後果，就是失去教育效果。<text:span text:style-name="T5"><text:s/><text:line-break/></text:span>學習是天性，孩子不會因為學校教師不專業而「不學習」架構自己的人格，他會從社會環境裡「隨機選取」，加上某些「刻意給予」的狀況，孩子的人格就簡單而粗糙的建構起來。沒有思考，只有跟隨，沒有創意，只有模仿。<text:span text:style-name="T5"><text:s/><text:line-break/></text:span>教育和洗腦有甚麼不同？現今的國民教育貌似並非灌輸，但所謂創意與個性、快樂學習等等，只是文字技巧的修飾，無能自知自覺的單一價值與方式，本質仍是灌輸。<text:span text:style-name="T5"><text:s/><text:line-break/><text:line-break/></text:span>而人格學習只能在國小建構完成，之後都僅是補充枝節與豐潤，除了極為巨大的衝擊，不會再改變。<text:span text:style-name="T5"><text:s/><text:line-break/></text:span>若是更嚴謹些來看，人格在國小三、四年級之間就定型了，這是從自利個性轉化為均衡群性、本能物慾轉化為心靈自控的階段，沒學習好，只剩下隱藏式的自私，點狀狹隘的惻隱<text:span text:style-name="T5">(</text:span>很愛小貓小狗卻無視路邊的遊民<text:span text:style-name="T5">)</text:span>等等。<text:span text:style-name="T5"><text:s/><text:line-break/><text:line-break/></text:span>一些教育的體悟與感慨，或許很個人，但終究是整體教育中的經驗。<text:span text:style-name="T5"><text:s/><text:line-break/><text:line-break/></text:span>制式國小三十年，大病五年，自學班十年，我老了，今年開的這一個自學國小新班，是我生命中最後一個班級了，五年後教完我都七十歲了，不論對己對群，盡責了。<text:span text:style-name="T5"><text:s/><text:line-break/></text:span>我想把生命中其餘的時間用來陪伴熊姐與家人、朋友，想讀些一直沒時間讀的書，想畫畫圖，寫寫心中醞釀很久的故事。<text:span text:style-name="T5"><text:s/><text:line-break/><text:line-break/></text:span>我會在這個班的教學過程中，花更多時間寫出課程設計結構原意、心得與教材教法，作為生命與社會責任的總結。至於有沒有用？對何人有用？不得而知，也不過就是盡之於己罷了。</text:p>
      <text:p text:style-name="P5"><text:span text:style-name="T4">陳真</text:span><text:s/>  |  2019.07.01 03:24   |   <text:a xlink:type="simple" xlink:href="http://palinfo.habago.org/Entry?Command=Information_PrintForum&amp;iPage=1#FORUM37617"><text:span text:style-name="T1">#</text:span></text:a></text:p>
      <text:p text:style-name="P6">卡韓政變<text:span text:style-name="T5"><text:s/>(100)</text:span>：非韓投不投？<text:span text:style-name="T5"><text:s/><text:line-break/><text:line-break/></text:span>陳真<text:span text:style-name="T5"><text:s/>2019. 07. 01. <text:line-break/><text:line-break/><text:line-break/></text:span>在過去，人們投票看顏色，或是由各種顏色之中擇一良人，從來不曾針對特定人選決定投或不投。這回選舉很特別，前所未見；非韓不投之聲，甚囂塵上。<text:span text:style-name="T5"><text:s/><text:line-break/><text:line-break/></text:span>我自己是非韓不投，原因無它，因為倘若出現非韓的局面，韓其實就是硬生生被做掉的，我不可能支持任何參與把韓做掉的政黨或人選。<text:span text:style-name="T5"><text:s/><text:line-break/><text:line-break/></text:span>所謂做掉有兩種狀況，一是出奧步，在初選民調上直接動手腳。這點難以驗證，故可忽略，就當做不會有這回事。主要令人反感的是另一種<text:span text:style-name="T5"><text:s/>"</text:span>做掉<text:span text:style-name="T5">" </text:span>方式，亦即打從去年韓國瑜聲勢遙遙領先以來，面臨藍綠兩黨的惡意抹黑與技術性打壓；種種卑劣與齷齪，無日無之，罄竹難書，不擇手段，令人心寒。<text:span text:style-name="T5"><text:s/><text:line-break/><text:line-break/></text:span>也許你會說，用盡卑鄙奧步黑韓卡韓者除綠營之外，主要是郭台銘及吳敦義等一票國民黨權貴與名嘴，與朱立倫和王金平或許關係不大。這話也許沒錯，但我認為：<text:span text:style-name="T5"><text:s/><text:line-break/><text:line-break/></text:span>一個人，哪怕是面對陌生路人甲遭受如此不公不義，都應感到憤怒，更何況是面對同黨同志，竟遭受來自黨內外毫無人性無日無之的抹黑時，即便自己沒有直接參與作惡，但卻裝聾作啞，事實上也說明了其為人之私心自用與卑鄙。<text:span text:style-name="T5"><text:s/><text:line-break/><text:line-break/></text:span>一個人，不管他競爭一些什麼，總該有著一種基本義憤，不應裝聾作啞。就比方說你參加一場比賽，眼看其他選手、觀眾及主辦單位用盡無恥手段傷害、阻撓其中某位實力最優秀的選手時，你難道可以幸災樂禍或袖手旁觀，假裝沒看見，甚至偷偷踹他幾腳？<text:span text:style-name="T5"><text:s/><text:line-break/><text:line-break/></text:span>在我看來，這不是小節，而是大節；這很具體展現了一個人的基本人品。選舉當然不是要選出一個大好人，而是選出一個人品正常且有能力和熱情做事的人；但我不相信一個會在這樣一種大節上便宜行事私心自用的人，能夠無私地為社會大眾做事。<text:span text:style-name="T5"><text:s/><text:line-break/><text:line-break/></text:span>非韓不投並非出於什麼理想主義；現實生活中總有無數的妥協，我們總是含淚做這個含淚做那個，我們並不是不懂現實的道德有限性，問題是，凡事總有個極限，我想，這樣一種瘋狂黑韓完全不擇手段的卑鄙行徑，已經觸及是非善惡最後的底線。如果連這樣也能妥協，世上到底還有多少事是不能妥協的？<text:span text:style-name="T5"><text:s/><text:line-break/><text:line-break/></text:span>即便朱、王兩人遠遠優於人渣黨的人選，但我還是投不下這一票，因為韓國瑜被抹黑並非僅僅一朝一夕或僅僅只是幾件事而已，而是半年來無日無之泯滅良知的瘋狂抹黑，並且每天瘋狂糟蹋與醜化韓國瑜的支持者<text:span text:style-name="T5"><text:s/>(</text:span>亦即韓流<text:span text:style-name="T5">)</text:span>。<text:span text:style-name="T5"><text:s/><text:line-break/><text:line-break/></text:span>一個人，面對這樣一種極端惡劣且前所未見的齷齪行為，竟然沒有半點義憤，那他還像個人嗎？還有半點公平正義之心嗎？他媽的天底下有這種非法無恥的齷齪選舉嗎？只要有錢有勢有媒體，然後便可為所欲為，硬是鋪天蓋地泯滅良知不擇手段地如此妖魔化一個罕見的正直良善政治人物及其同樣正直良善的支持者。<text:span text:style-name="T5"><text:s/><text:line-break/><text:line-break/></text:span>我寫東西很不喜歡使用太多形容詞，但有些時候似乎就得這樣寫，看能不能讓人們良心發現。<text:span text:style-name="T5"><text:s/><text:line-break/><text:line-break/></text:span>政治人物並不蠢，他們只是壞而已。但一般人卻是相反，他們並不壞，他們只是蠢到爆而已，蠢到任人操弄而不自知，進而參與這樣一種卑鄙齷齪的行徑。這一切惡果，自然得由眾人來承擔。<text:span text:style-name="T5"><text:s/><text:line-break/><text:line-break/></text:span>就私人心思而言，我倒希望韓國瑜最好是初選就沒選上，而且拜託連高雄市長也辭掉算了；畢竟短短一年，你已犧牲奉獻夠多了，何妨放下重擔，去過個悠閒的好日子吧，台灣的事就管他娘了。<text:span text:style-name="T5"><text:s/><text:line-break/><text:line-break/></text:span>這其實也是學姊對我常有的期待。台灣這樣一種社會，這樣一種人民，究竟值不值得一個好人如此赴湯蹈火以命相許？許多時候連我自己也常常感到很懷疑。<text:span text:style-name="T5"><text:s/><text:line-break/><text:line-break/></text:span>我講這話很不政治正確，但許多時候，回首前塵，家破人亡，無數悲痛，究竟換來了何種進步？何等民生？不管島內島外，眾人血淚與犧牲所換來的，似乎只是一個像夢那樣的呢喃與憧憬，而現實依舊沉淪，甚且變本加厲。<text:span text:style-name="T5"><text:s/><text:line-break/><text:line-break/></text:span>李敖說得對，<text:span text:style-name="T5">"</text:span>我因台灣而小<text:span text:style-name="T5">"</text:span>。在這身為大國棋子的小島上，個人付出的代價那麼大，成就的事物卻那麼小，甚且背道而馳；一切努力，盡皆枉然。你似乎只能抱著一種自願上刀山下油鍋、飛蛾撲火般的烈士精神，要不就是像我這樣，逝者已矣，來者可追，儘可能學自私點，把一點難得的餘生留給家人和朋友。<text:span text:style-name="T5"><text:s/><text:line-break/><text:line-break/></text:span>後記：<text:span text:style-name="T5"><text:s/><text:line-break/><text:line-break/></text:span>海內外之中，全世界的範圍裏頭，我最尊敬的一位當代哲學家，同時也是我<text:span text:style-name="T5"><text:s/>"</text:span>失散<text:span text:style-name="T5">" </text:span>十八年的老朋友范光棣老師，一見面就勸我放棄哲學<text:span text:style-name="T5"><text:s/>(</text:span>我早在十八年前就放棄了，也因此才會遇上范光棣，但哲學卻像陰魂不散一樣，始終沒有放過我<text:span text:style-name="T5">)</text:span>，也勸我不要再管政治眾人之事。喜歡老子思想的范老師說，老天爺自然會收拾壞蛋，不勞我們操心。<text:span text:style-name="T5"><text:s/><text:line-break/><text:line-break/></text:span>也許范老師是對的。但我也明白，很多東西說了簡單做了難。能夠聞道者，早已行於道，至於執迷不悟者，命既以相許，自然也還會有屬於他的一份命運最終章在前頭等著他。</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